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3.403cm"/>
    </style:style>
    <style:style style:name="co6" style:family="table-column">
      <style:table-column-properties fo:break-before="auto" style:column-width="1.743cm"/>
    </style:style>
    <style:style style:name="co7" style:family="table-column">
      <style:table-column-properties fo:break-before="auto" style:column-width="3.131cm"/>
    </style:style>
    <style:style style:name="co8" style:family="table-column">
      <style:table-column-properties fo:break-before="auto" style:column-width="3.54cm"/>
    </style:style>
    <style:style style:name="co9" style:family="table-column">
      <style:table-column-properties fo:break-before="auto" style:column-width="5.173cm"/>
    </style:style>
    <style:style style:name="co10" style:family="table-column">
      <style:table-column-properties fo:break-before="auto" style:column-width="2.967cm"/>
    </style:style>
    <style:style style:name="co11" style:family="table-column">
      <style:table-column-properties fo:break-before="auto" style:column-width="2.831cm"/>
    </style:style>
    <style:style style:name="co12" style:family="table-column">
      <style:table-column-properties fo:break-before="auto" style:column-width="3.321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imes new roman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ce3" style:family="table-cell" style:parent-style-name="Default">
      <style:text-properties style:use-window-font-color="true" style:text-outline="false" style:text-line-through-style="none" style:font-name="Times new roman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2pt" style:language-asian="hi" style:country-asian="IN" style:font-style-asian="normal" style:font-weight-asian="bold" style:font-name-complex="Lohit Hind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6ff00"/>
      <style:text-properties style:use-window-font-color="true" style:text-outline="false" style:text-line-through-style="none" style:font-name="Times new roman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2pt" style:language-asian="hi" style:country-asian="IN" style:font-style-asian="normal" style:font-weight-asian="bold" style:font-name-complex="Lohit Hind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6ff00"/>
    </style:style>
    <style:style style:name="ce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imes new roman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2pt" style:language-asian="hi" style:country-asian="IN" style:font-style-asian="normal" style:font-weight-asian="bold" style:font-name-complex="Lohit Hind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e6ff00"/>
      <style:text-properties style:use-window-font-color="true" style:text-outline="false" style:text-line-through-style="none" style:font-name="Times new roman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imes new roman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ce5"/>
        <table:table-column table:style-name="co2" table:default-cell-style-name="ce7"/>
        <table:table-column table:style-name="co5" table:default-cell-style-name="Default"/>
        <table:table-column table:style-name="co2" table:number-columns-repeated="5" table:default-cell-style-name="Default"/>
        <table:table-column table:style-name="co6" table:default-cell-style-name="ce5"/>
        <table:table-column table:style-name="co2" table:default-cell-style-name="ce7"/>
        <table:table-column table:style-name="co7" table:number-columns-repeated="2" table:default-cell-style-name="ce7"/>
        <table:table-column table:style-name="co2" table:number-columns-repeated="2" table:default-cell-style-name="ce7"/>
        <table:table-column table:style-name="co8" table:default-cell-style-name="ce7"/>
        <table:table-column table:style-name="co2" table:default-cell-style-name="ce7"/>
        <table:table-column table:style-name="co2" table:default-cell-style-name="ce5"/>
        <table:table-column table:style-name="co2" table:default-cell-style-name="ce7"/>
        <table:table-column table:style-name="co1" table:default-cell-style-name="ce7"/>
        <table:table-column table:style-name="co2" table:number-columns-repeated="3" table:default-cell-style-name="ce7"/>
        <table:table-column table:style-name="co9" table:default-cell-style-name="ce7"/>
        <table:table-column table:style-name="co10" table:default-cell-style-name="Default"/>
        <table:table-column table:style-name="co2" table:default-cell-style-name="ce5"/>
        <table:table-column table:style-name="co2" table:default-cell-style-name="ce7"/>
        <table:table-column table:style-name="co11" table:default-cell-style-name="ce7"/>
        <table:table-column table:style-name="co2" table:number-columns-repeated="2" table:default-cell-style-name="ce7"/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string">
            <text:p>Extraversion class (Tr)</text:p>
          </table:table-cell>
          <table:table-cell table:style-name="ce1" office:value-type="string">
            <text:p>Others(Tr)</text:p>
          </table:table-cell>
          <table:table-cell table:style-name="ce1" table:number-columns-repeated="2"/>
          <table:table-cell table:style-name="ce1" office:value-type="string">
            <text:p>Extraversion class (Test)</text:p>
          </table:table-cell>
          <table:table-cell table:style-name="ce3" office:value-type="string">
            <text:p>Others(Test)</text:p>
          </table:table-cell>
          <table:table-cell table:style-name="ce4"/>
          <table:table-cell table:style-name="ce6"/>
          <table:table-cell table:style-name="ce1" office:value-type="string">
            <text:p>Neuroticism(Tr)</text:p>
          </table:table-cell>
          <table:table-cell table:style-name="ce1" office:value-type="string">
            <text:p>Others(Tr)</text:p>
          </table:table-cell>
          <table:table-cell table:style-name="ce1" table:number-columns-repeated="2"/>
          <table:table-cell table:style-name="ce1" office:value-type="string">
            <text:p>Neuroticism(Test)</text:p>
          </table:table-cell>
          <table:table-cell table:style-name="ce1" office:value-type="string">
            <text:p>Others(Test)</text:p>
          </table:table-cell>
          <table:table-cell table:style-name="ce8"/>
          <table:table-cell table:style-name="ce9"/>
          <table:table-cell table:style-name="ce1" office:value-type="string">
            <text:p>Agreeableness(Tr)</text:p>
          </table:table-cell>
          <table:table-cell table:style-name="ce9" office:value-type="string">
            <text:p>Other(Tr)</text:p>
          </table:table-cell>
          <table:table-cell table:style-name="ce9" table:number-columns-repeated="2"/>
          <table:table-cell table:style-name="ce1" office:value-type="string">
            <text:p>Agreeableness(Test)</text:p>
          </table:table-cell>
          <table:table-cell table:style-name="ce9" office:value-type="string">
            <text:p>Other(Test)</text:p>
          </table:table-cell>
          <table:table-cell table:style-name="ce8"/>
          <table:table-cell table:style-name="ce9"/>
          <table:table-cell table:style-name="ce1" office:value-type="string">
            <text:p>Conscientiousness(Tr)</text:p>
          </table:table-cell>
          <table:table-cell table:style-name="ce9" office:value-type="string">
            <text:p>Other(Tr)</text:p>
          </table:table-cell>
          <table:table-cell table:style-name="ce9" table:number-columns-repeated="2"/>
          <table:table-cell table:style-name="ce1" office:value-type="string">
            <text:p>Conscientiousness(Test)</text:p>
          </table:table-cell>
          <table:table-cell table:style-name="ce9" office:value-type="string">
            <text:p>Other(Test)</text:p>
          </table:table-cell>
          <table:table-cell table:style-name="ce8"/>
          <table:table-cell table:style-name="ce9"/>
          <table:table-cell table:style-name="ce1" office:value-type="string">
            <text:p>Openness(Tr)</text:p>
          </table:table-cell>
          <table:table-cell table:style-name="ce9" office:value-type="string">
            <text:p>Other(Tr)</text:p>
          </table:table-cell>
          <table:table-cell table:style-name="ce9"/>
          <table:table-cell table:style-name="ce1"/>
          <table:table-cell table:style-name="ce1" office:value-type="string">
            <text:p>Openness(Test)</text:p>
          </table:table-cell>
          <table:table-cell table:style-name="ce9" office:value-type="string">
            <text:p>Other(Test)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4519774">
            <text:p>0.004519774</text:p>
          </table:table-cell>
          <table:table-cell office:value-type="float" office:value="0.76497173">
            <text:p>0.76497173</text:p>
          </table:table-cell>
          <table:table-cell/>
          <table:table-cell office:value-type="float" office:value="1">
            <text:p>1</text:p>
          </table:table-cell>
          <table:table-cell office:value-type="float" office:value="0.022988506">
            <text:p>0.022988506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76949155">
            <text:p>0.76949155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.011494253">
            <text:p>0.011494253</text:p>
          </table:table-cell>
          <table:table-cell/>
          <table:table-cell office:value-type="float" office:value="0">
            <text:p>0</text:p>
          </table:table-cell>
          <table:table-cell office:value-type="float" office:value="0.004519774">
            <text:p>0.004519774</text:p>
          </table:table-cell>
          <table:table-cell office:value-type="float" office:value="0.76497173">
            <text:p>0.76497173</text:p>
          </table:table-cell>
          <table:table-cell/>
          <table:table-cell office:value-type="float" office:value="1">
            <text:p>1</text:p>
          </table:table-cell>
          <table:table-cell office:value-type="float" office:value="0.022988506">
            <text:p>0.022988506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033898305">
            <text:p>0.0033898305</text:p>
          </table:table-cell>
          <table:table-cell office:value-type="float" office:value="0.7661017">
            <text:p>0.7661017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.011494253">
            <text:p>0.011494253</text:p>
          </table:table-cell>
          <table:table-cell/>
          <table:table-cell office:value-type="float" office:value="1">
            <text:p>1</text:p>
          </table:table-cell>
          <table:table-cell office:value-type="float" office:value="0.76949155">
            <text:p>0.76949155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022988506">
            <text:p>0.02298850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124304">
            <text:p>0.7124304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7124304">
            <text:p>0.7124304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074211503">
            <text:p>0.0074211503</text:p>
          </table:table-cell>
          <table:table-cell office:value-type="float" office:value="0.7050093">
            <text:p>0.7050093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7124304">
            <text:p>0.7124304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09276438">
            <text:p>0.009276438</text:p>
          </table:table-cell>
          <table:table-cell office:value-type="float" office:value="0.70315397">
            <text:p>0.70315397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7272725">
            <text:p>0.77272725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0028011205">
            <text:p>0.002801120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09090909">
            <text:p>0.009090909</text:p>
          </table:table-cell>
          <table:table-cell office:value-type="float" office:value="0.76363635">
            <text:p>0.7636363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028011205">
            <text:p>0.0028011205</text:p>
          </table:table-cell>
          <table:table-cell/>
          <table:table-cell office:value-type="float" office:value="1">
            <text:p>1</text:p>
          </table:table-cell>
          <table:table-cell office:value-type="float" office:value="0.77272725">
            <text:p>0.77272725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028011205">
            <text:p>0.0028011205</text:p>
          </table:table-cell>
          <table:table-cell/>
          <table:table-cell office:value-type="float" office:value="0">
            <text:p>0</text:p>
          </table:table-cell>
          <table:table-cell office:value-type="float" office:value="0.0054545454">
            <text:p>0.0054545454</text:p>
          </table:table-cell>
          <table:table-cell office:value-type="float" office:value="0.7672727">
            <text:p>0.7672727</text:p>
          </table:table-cell>
          <table:table-cell/>
          <table:table-cell office:value-type="float" office:value="1">
            <text:p>1</text:p>
          </table:table-cell>
          <table:table-cell office:value-type="float" office:value="0.0028011205">
            <text:p>0.0028011205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77272725">
            <text:p>0.77272725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0028011205">
            <text:p>0.002801120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55">
            <text:p>0.55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7222223">
            <text:p>0.57222223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013157895">
            <text:p>0.013157895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57222223">
            <text:p>0.57222223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013157895">
            <text:p>0.01315789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055555557">
            <text:p>0.0055555557</text:p>
          </table:table-cell>
          <table:table-cell office:value-type="float" office:value="0.56666666">
            <text:p>0.56666666</text:p>
          </table:table-cell>
          <table:table-cell/>
          <table:table-cell office:value-type="float" office:value="1">
            <text:p>1</text:p>
          </table:table-cell>
          <table:table-cell office:value-type="float" office:value="0.013157895">
            <text:p>0.013157895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57222223">
            <text:p>0.57222223</text:p>
          </table:table-cell>
          <table:table-cell/>
          <table:table-cell office:value-type="float" office:value="1">
            <text:p>1</text:p>
          </table:table-cell>
          <table:table-cell office:value-type="float" office:value="0.013157895">
            <text:p>0.013157895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57222223">
            <text:p>0.57222223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013157895">
            <text:p>0.01315789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3539823">
            <text:p>0.003539823</text:p>
          </table:table-cell>
          <table:table-cell office:value-type="float" office:value="0.7380531">
            <text:p>0.7380531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74159294">
            <text:p>0.74159294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03539823">
            <text:p>0.003539823</text:p>
          </table:table-cell>
          <table:table-cell office:value-type="float" office:value="0.7380531">
            <text:p>0.7380531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74159294">
            <text:p>0.74159294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74159294">
            <text:p>0.74159294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22058824">
            <text:p>0.022058824</text:p>
          </table:table-cell>
          <table:table-cell office:value-type="float" office:value="0.6764706">
            <text:p>0.6764706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992647">
            <text:p>0.0992647</text:p>
          </table:table-cell>
          <table:table-cell office:value-type="float" office:value="0.5992647">
            <text:p>0.5992647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6985294">
            <text:p>0.6985294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6985294">
            <text:p>0.6985294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4779412">
            <text:p>0.04779412</text:p>
          </table:table-cell>
          <table:table-cell office:value-type="float" office:value="0.6507353">
            <text:p>0.6507353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076923">
            <text:p>0.7076923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.0021367522">
            <text:p>0.0021367522</text:p>
          </table:table-cell>
          <table:table-cell/>
          <table:table-cell office:value-type="float" office:value="1">
            <text:p>1</text:p>
          </table:table-cell>
          <table:table-cell office:value-type="float" office:value="0.7076923">
            <text:p>0.7076923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042735045">
            <text:p>0.004273504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7076923">
            <text:p>0.7076923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0.0021367522">
            <text:p>0.0021367522</text:p>
          </table:table-cell>
          <table:table-cell/>
          <table:table-cell office:value-type="float" office:value="1">
            <text:p>1</text:p>
          </table:table-cell>
          <table:table-cell office:value-type="float" office:value="0.7076923">
            <text:p>0.707692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0.0021367522">
            <text:p>0.0021367522</text:p>
          </table:table-cell>
          <table:table-cell/>
          <table:table-cell office:value-type="float" office:value="1">
            <text:p>1</text:p>
          </table:table-cell>
          <table:table-cell office:value-type="float" office:value="0.7076923">
            <text:p>0.707692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0.0021367522">
            <text:p>0.002136752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994792">
            <text:p>0.7994792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7994792">
            <text:p>0.7994792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0416667">
            <text:p>0.010416667</text:p>
          </table:table-cell>
          <table:table-cell office:value-type="float" office:value="0.7890625">
            <text:p>0.7890625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0416667">
            <text:p>0.010416667</text:p>
          </table:table-cell>
          <table:table-cell office:value-type="float" office:value="0.7890625">
            <text:p>0.7890625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7994792">
            <text:p>0.7994792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176221">
            <text:p>0.717622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83333336">
            <text:p>0.083333336</text:p>
          </table:table-cell>
          <table:table-cell/>
          <table:table-cell office:value-type="float" office:value="1">
            <text:p>1</text:p>
          </table:table-cell>
          <table:table-cell office:value-type="float" office:value="0.7176221">
            <text:p>0.717622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083333336">
            <text:p>0.083333336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7176221">
            <text:p>0.717622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083333336">
            <text:p>0.083333336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7176221">
            <text:p>0.717622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83333336">
            <text:p>0.083333336</text:p>
          </table:table-cell>
          <table:table-cell/>
          <table:table-cell office:value-type="float" office:value="1">
            <text:p>1</text:p>
          </table:table-cell>
          <table:table-cell office:value-type="float" office:value="0.7176221">
            <text:p>0.717622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083333336">
            <text:p>0.08333333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10494753">
            <text:p>0.010494753</text:p>
          </table:table-cell>
          <table:table-cell office:value-type="float" office:value="0.70614696">
            <text:p>0.70614696</text:p>
          </table:table-cell>
          <table:table-cell/>
          <table:table-cell office:value-type="float" office:value="1">
            <text:p>1</text:p>
          </table:table-cell>
          <table:table-cell office:value-type="float" office:value="0.06666667">
            <text:p>0.0666666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037481259">
            <text:p>0.0037481259</text:p>
          </table:table-cell>
          <table:table-cell office:value-type="float" office:value="0.71289355">
            <text:p>0.7128935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6666667">
            <text:p>0.06666667</text:p>
          </table:table-cell>
          <table:table-cell/>
          <table:table-cell office:value-type="float" office:value="0">
            <text:p>0</text:p>
          </table:table-cell>
          <table:table-cell office:value-type="float" office:value="0.010494753">
            <text:p>0.010494753</text:p>
          </table:table-cell>
          <table:table-cell office:value-type="float" office:value="0.70614696">
            <text:p>0.7061469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6666667">
            <text:p>0.06666667</text:p>
          </table:table-cell>
          <table:table-cell/>
          <table:table-cell office:value-type="float" office:value="0">
            <text:p>0</text:p>
          </table:table-cell>
          <table:table-cell office:value-type="float" office:value="0.0059970017">
            <text:p>0.0059970017</text:p>
          </table:table-cell>
          <table:table-cell office:value-type="float" office:value="0.71064466">
            <text:p>0.7106446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6666667">
            <text:p>0.06666667</text:p>
          </table:table-cell>
          <table:table-cell/>
          <table:table-cell office:value-type="float" office:value="1">
            <text:p>1</text:p>
          </table:table-cell>
          <table:table-cell office:value-type="float" office:value="0.71664166">
            <text:p>0.71664166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6666667">
            <text:p>0.0666666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62695923">
            <text:p>0.0062695923</text:p>
          </table:table-cell>
          <table:table-cell office:value-type="float" office:value="0.5956113">
            <text:p>0.595611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11764706">
            <text:p>0.011764706</text:p>
          </table:table-cell>
          <table:table-cell/>
          <table:table-cell office:value-type="float" office:value="1">
            <text:p>1</text:p>
          </table:table-cell>
          <table:table-cell office:value-type="float" office:value="0.60188085">
            <text:p>0.60188085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11764706">
            <text:p>0.011764706</text:p>
          </table:table-cell>
          <table:table-cell/>
          <table:table-cell office:value-type="float" office:value="1">
            <text:p>1</text:p>
          </table:table-cell>
          <table:table-cell office:value-type="float" office:value="0.60188085">
            <text:p>0.60188085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011764706">
            <text:p>0.011764706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031347962">
            <text:p>0.0031347962</text:p>
          </table:table-cell>
          <table:table-cell office:value-type="float" office:value="0.59874606">
            <text:p>0.59874606</text:p>
          </table:table-cell>
          <table:table-cell/>
          <table:table-cell office:value-type="float" office:value="1">
            <text:p>1</text:p>
          </table:table-cell>
          <table:table-cell office:value-type="float" office:value="0.011764706">
            <text:p>0.011764706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60188085">
            <text:p>0.60188085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11764706">
            <text:p>0.011764706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0.5283688">
            <text:p>0.5283688</text:p>
          </table:table-cell>
          <table:table-cell/>
          <table:table-cell office:value-type="float" office:value="1">
            <text:p>1</text:p>
          </table:table-cell>
          <table:table-cell office:value-type="float" office:value="0.33333334">
            <text:p>0.33333334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5283688">
            <text:p>0.5283688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33333334">
            <text:p>0.33333334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5283688">
            <text:p>0.5283688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0.16666667">
            <text:p>0.16666667</text:p>
          </table:table-cell>
          <table:table-cell/>
          <table:table-cell office:value-type="float" office:value="1">
            <text:p>1</text:p>
          </table:table-cell>
          <table:table-cell office:value-type="float" office:value="0.5283688">
            <text:p>0.5283688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33333334">
            <text:p>0.33333334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5283688">
            <text:p>0.5283688</text:p>
          </table:table-cell>
          <table:table-cell/>
          <table:table-cell office:value-type="float" office:value="1">
            <text:p>1</text:p>
          </table:table-cell>
          <table:table-cell office:value-type="float" office:value="0.33333334">
            <text:p>0.3333333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5079826">
            <text:p>0.005079826</text:p>
          </table:table-cell>
          <table:table-cell office:value-type="float" office:value="0.67271405">
            <text:p>0.67271405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0.0070422534">
            <text:p>0.0070422534</text:p>
          </table:table-cell>
          <table:table-cell/>
          <table:table-cell office:value-type="float" office:value="1">
            <text:p>1</text:p>
          </table:table-cell>
          <table:table-cell office:value-type="float" office:value="0.6777939">
            <text:p>0.6777939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.0070422534">
            <text:p>0.0070422534</text:p>
          </table:table-cell>
          <table:table-cell/>
          <table:table-cell office:value-type="float" office:value="0">
            <text:p>0</text:p>
          </table:table-cell>
          <table:table-cell office:value-type="float" office:value="0.005805515">
            <text:p>0.005805515</text:p>
          </table:table-cell>
          <table:table-cell office:value-type="float" office:value="0.67198837">
            <text:p>0.67198837</text:p>
          </table:table-cell>
          <table:table-cell/>
          <table:table-cell office:value-type="float" office:value="1">
            <text:p>1</text:p>
          </table:table-cell>
          <table:table-cell office:value-type="float" office:value="0.014084507">
            <text:p>0.01408450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05079826">
            <text:p>0.005079826</text:p>
          </table:table-cell>
          <table:table-cell office:value-type="float" office:value="0.67271405">
            <text:p>0.67271405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0.0070422534">
            <text:p>0.0070422534</text:p>
          </table:table-cell>
          <table:table-cell/>
          <table:table-cell office:value-type="float" office:value="1">
            <text:p>1</text:p>
          </table:table-cell>
          <table:table-cell office:value-type="float" office:value="0.6777939">
            <text:p>0.6777939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014084507">
            <text:p>0.01408450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8695652">
            <text:p>0.008695652</text:p>
          </table:table-cell>
          <table:table-cell office:value-type="float" office:value="0.6478261">
            <text:p>0.6478261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3043478">
            <text:p>0.013043478</text:p>
          </table:table-cell>
          <table:table-cell office:value-type="float" office:value="0.6434783">
            <text:p>0.6434783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65652174">
            <text:p>0.65652174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65652174">
            <text:p>0.65652174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65652174">
            <text:p>0.65652174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0.0066225166">
            <text:p>0.0066225166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.011494253">
            <text:p>0.011494253</text:p>
          </table:table-cell>
          <table:table-cell/>
          <table:table-cell office:value-type="float" office:value="1">
            <text:p>1</text:p>
          </table:table-cell>
          <table:table-cell office:value-type="float" office:value="0.0066225166">
            <text:p>0.0066225166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22988506">
            <text:p>0.022988506</text:p>
          </table:table-cell>
          <table:table-cell/>
          <table:table-cell office:value-type="float" office:value="1">
            <text:p>1</text:p>
          </table:table-cell>
          <table:table-cell office:value-type="float" office:value="0.0066225166">
            <text:p>0.0066225166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022988506">
            <text:p>0.022988506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066225166">
            <text:p>0.0066225166</text:p>
          </table:table-cell>
          <table:table-cell/>
          <table:table-cell office:value-type="float" office:value="1">
            <text:p>1</text:p>
          </table:table-cell>
          <table:table-cell office:value-type="float" office:value="0.022988506">
            <text:p>0.022988506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0066225166">
            <text:p>0.0066225166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022988506">
            <text:p>0.02298850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9372747">
            <text:p>0.009372747</text:p>
          </table:table-cell>
          <table:table-cell office:value-type="float" office:value="0.70872384">
            <text:p>0.70872384</text:p>
          </table:table-cell>
          <table:table-cell/>
          <table:table-cell office:value-type="float" office:value="0">
            <text:p>0</text:p>
          </table:table-cell>
          <table:table-cell office:value-type="float" office:value="0.011764706">
            <text:p>0.011764706</text:p>
          </table:table-cell>
          <table:table-cell office:value-type="float" office:value="0.023529412">
            <text:p>0.023529412</text:p>
          </table:table-cell>
          <table:table-cell/>
          <table:table-cell office:value-type="float" office:value="0">
            <text:p>0</text:p>
          </table:table-cell>
          <table:table-cell office:value-type="float" office:value="0.005767844">
            <text:p>0.005767844</text:p>
          </table:table-cell>
          <table:table-cell office:value-type="float" office:value="0.7123288">
            <text:p>0.7123288</text:p>
          </table:table-cell>
          <table:table-cell/>
          <table:table-cell office:value-type="float" office:value="0">
            <text:p>0</text:p>
          </table:table-cell>
          <table:table-cell office:value-type="float" office:value="0.011764706">
            <text:p>0.011764706</text:p>
          </table:table-cell>
          <table:table-cell office:value-type="float" office:value="0.023529412">
            <text:p>0.023529412</text:p>
          </table:table-cell>
          <table:table-cell/>
          <table:table-cell office:value-type="float" office:value="1">
            <text:p>1</text:p>
          </table:table-cell>
          <table:table-cell office:value-type="float" office:value="0.71737564">
            <text:p>0.71737564</text:p>
          </table:table-cell>
          <table:table-cell table:style-name="ce10" office:value-type="string">
            <text:p>7.209805E-4</text:p>
          </table:table-cell>
          <table:table-cell/>
          <table:table-cell office:value-type="float" office:value="1">
            <text:p>1</text:p>
          </table:table-cell>
          <table:table-cell office:value-type="float" office:value="0.011764706">
            <text:p>0.011764706</text:p>
          </table:table-cell>
          <table:table-cell office:value-type="float" office:value="0.023529412">
            <text:p>0.023529412</text:p>
          </table:table-cell>
          <table:table-cell/>
          <table:table-cell office:value-type="float" office:value="0">
            <text:p>0</text:p>
          </table:table-cell>
          <table:table-cell office:value-type="float" office:value="0.007930785">
            <text:p>0.007930785</text:p>
          </table:table-cell>
          <table:table-cell office:value-type="float" office:value="0.7101658">
            <text:p>0.7101658</text:p>
          </table:table-cell>
          <table:table-cell/>
          <table:table-cell office:value-type="float" office:value="0">
            <text:p>0</text:p>
          </table:table-cell>
          <table:table-cell office:value-type="float" office:value="0.011764706">
            <text:p>0.011764706</text:p>
          </table:table-cell>
          <table:table-cell office:value-type="float" office:value="0.023529412">
            <text:p>0.023529412</text:p>
          </table:table-cell>
          <table:table-cell/>
          <table:table-cell office:value-type="float" office:value="1">
            <text:p>1</text:p>
          </table:table-cell>
          <table:table-cell office:value-type="float" office:value="0.71665466">
            <text:p>0.71665466</text:p>
          </table:table-cell>
          <table:table-cell office:value-type="float" office:value="0.001441961">
            <text:p>0.001441961</text:p>
          </table:table-cell>
          <table:table-cell/>
          <table:table-cell office:value-type="float" office:value="1">
            <text:p>1</text:p>
          </table:table-cell>
          <table:table-cell office:value-type="float" office:value="0.023529412">
            <text:p>0.023529412</text:p>
          </table:table-cell>
          <table:table-cell office:value-type="float" office:value="0.011764706">
            <text:p>0.01176470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16949153">
            <text:p>0.016949153</text:p>
          </table:table-cell>
          <table:table-cell office:value-type="float" office:value="0.56497175">
            <text:p>0.56497175</text:p>
          </table:table-cell>
          <table:table-cell/>
          <table:table-cell office:value-type="float" office:value="1">
            <text:p>1</text:p>
          </table:table-cell>
          <table:table-cell office:value-type="float" office:value="0.02173913">
            <text:p>0.02173913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579096">
            <text:p>0.579096</text:p>
          </table:table-cell>
          <table:table-cell office:value-type="float" office:value="0.0028248588">
            <text:p>0.002824858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2173913">
            <text:p>0.02173913</text:p>
          </table:table-cell>
          <table:table-cell/>
          <table:table-cell office:value-type="float" office:value="0">
            <text:p>0</text:p>
          </table:table-cell>
          <table:table-cell office:value-type="float" office:value="0.014124294">
            <text:p>0.014124294</text:p>
          </table:table-cell>
          <table:table-cell office:value-type="float" office:value="0.5677966">
            <text:p>0.567796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2173913">
            <text:p>0.02173913</text:p>
          </table:table-cell>
          <table:table-cell/>
          <table:table-cell office:value-type="float" office:value="1">
            <text:p>1</text:p>
          </table:table-cell>
          <table:table-cell office:value-type="float" office:value="0.5819209">
            <text:p>0.5819209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2173913">
            <text:p>0.02173913</text:p>
          </table:table-cell>
          <table:table-cell/>
          <table:table-cell office:value-type="float" office:value="1">
            <text:p>1</text:p>
          </table:table-cell>
          <table:table-cell office:value-type="float" office:value="0.5819209">
            <text:p>0.5819209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2173913">
            <text:p>0.0217391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13755158">
            <text:p>0.0013755158</text:p>
          </table:table-cell>
          <table:table-cell office:value-type="float" office:value="0.70839065">
            <text:p>0.70839065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70976615">
            <text:p>0.70976615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027510317">
            <text:p>0.0027510317</text:p>
          </table:table-cell>
          <table:table-cell office:value-type="float" office:value="0.70701516">
            <text:p>0.70701516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013755158">
            <text:p>0.0013755158</text:p>
          </table:table-cell>
          <table:table-cell office:value-type="float" office:value="0.70839065">
            <text:p>0.70839065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70976615">
            <text:p>0.70976615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6060606">
            <text:p>0.006060606</text:p>
          </table:table-cell>
          <table:table-cell office:value-type="float" office:value="0.6606061">
            <text:p>0.6606061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6666667">
            <text:p>0.6666667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06060606">
            <text:p>0.006060606</text:p>
          </table:table-cell>
          <table:table-cell office:value-type="float" office:value="0.6606061">
            <text:p>0.6606061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6666667">
            <text:p>0.6666667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6666667">
            <text:p>0.6666667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0041367">
            <text:p>0.80041367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07238883">
            <text:p>0.007238883</text:p>
          </table:table-cell>
          <table:table-cell office:value-type="float" office:value="0.79317474">
            <text:p>0.79317474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03412615">
            <text:p>0.0103412615</text:p>
          </table:table-cell>
          <table:table-cell office:value-type="float" office:value="0.7900724">
            <text:p>0.7900724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80041367">
            <text:p>0.80041367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80041367">
            <text:p>0.80041367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8101852">
            <text:p>0.008101852</text:p>
          </table:table-cell>
          <table:table-cell office:value-type="float" office:value="0.755787">
            <text:p>0.755787</text:p>
          </table:table-cell>
          <table:table-cell/>
          <table:table-cell office:value-type="float" office:value="0">
            <text:p>0</text:p>
          </table:table-cell>
          <table:table-cell office:value-type="float" office:value="0.0066006603">
            <text:p>0.0066006603</text:p>
          </table:table-cell>
          <table:table-cell office:value-type="float" office:value="0.07590759">
            <text:p>0.07590759</text:p>
          </table:table-cell>
          <table:table-cell/>
          <table:table-cell office:value-type="float" office:value="1">
            <text:p>1</text:p>
          </table:table-cell>
          <table:table-cell office:value-type="float" office:value="0.7638889">
            <text:p>0.7638889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72607264">
            <text:p>0.072607264</text:p>
          </table:table-cell>
          <table:table-cell office:value-type="float" office:value="0.00990099">
            <text:p>0.00990099</text:p>
          </table:table-cell>
          <table:table-cell/>
          <table:table-cell office:value-type="float" office:value="0">
            <text:p>0</text:p>
          </table:table-cell>
          <table:table-cell office:value-type="float" office:value="0.0069444445">
            <text:p>0.0069444445</text:p>
          </table:table-cell>
          <table:table-cell office:value-type="float" office:value="0.7569444">
            <text:p>0.7569444</text:p>
          </table:table-cell>
          <table:table-cell/>
          <table:table-cell office:value-type="float" office:value="1">
            <text:p>1</text:p>
          </table:table-cell>
          <table:table-cell office:value-type="float" office:value="0.01650165">
            <text:p>0.01650165</text:p>
          </table:table-cell>
          <table:table-cell office:value-type="float" office:value="0.0660066">
            <text:p>0.0660066</text:p>
          </table:table-cell>
          <table:table-cell/>
          <table:table-cell office:value-type="float" office:value="0">
            <text:p>0</text:p>
          </table:table-cell>
          <table:table-cell office:value-type="float" office:value="0.005787037">
            <text:p>0.005787037</text:p>
          </table:table-cell>
          <table:table-cell office:value-type="float" office:value="0.7581019">
            <text:p>0.7581019</text:p>
          </table:table-cell>
          <table:table-cell/>
          <table:table-cell office:value-type="float" office:value="0">
            <text:p>0</text:p>
          </table:table-cell>
          <table:table-cell office:value-type="float" office:value="0.0033003301">
            <text:p>0.0033003301</text:p>
          </table:table-cell>
          <table:table-cell office:value-type="float" office:value="0.07920792">
            <text:p>0.07920792</text:p>
          </table:table-cell>
          <table:table-cell/>
          <table:table-cell office:value-type="float" office:value="1">
            <text:p>1</text:p>
          </table:table-cell>
          <table:table-cell office:value-type="float" office:value="0.7638889">
            <text:p>0.7638889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01650165">
            <text:p>0.01650165</text:p>
          </table:table-cell>
          <table:table-cell office:value-type="float" office:value="0.0660066">
            <text:p>0.0660066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4545455">
            <text:p>0.74545455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04255319">
            <text:p>0.04255319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045454544">
            <text:p>0.0045454544</text:p>
          </table:table-cell>
          <table:table-cell office:value-type="float" office:value="0.7409091">
            <text:p>0.7409091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.021276595">
            <text:p>0.021276595</text:p>
          </table:table-cell>
          <table:table-cell/>
          <table:table-cell office:value-type="float" office:value="1">
            <text:p>1</text:p>
          </table:table-cell>
          <table:table-cell office:value-type="float" office:value="0.74545455">
            <text:p>0.74545455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04255319">
            <text:p>0.04255319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045454544">
            <text:p>0.0045454544</text:p>
          </table:table-cell>
          <table:table-cell office:value-type="float" office:value="0.7409091">
            <text:p>0.7409091</text:p>
          </table:table-cell>
          <table:table-cell/>
          <table:table-cell office:value-type="float" office:value="1">
            <text:p>1</text:p>
          </table:table-cell>
          <table:table-cell office:value-type="float" office:value="0.04255319">
            <text:p>0.04255319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74545455">
            <text:p>0.74545455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04255319">
            <text:p>0.0425531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60096155">
            <text:p>0.0060096155</text:p>
          </table:table-cell>
          <table:table-cell office:value-type="float" office:value="0.83413464">
            <text:p>0.83413464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8401442">
            <text:p>0.8401442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8401442">
            <text:p>0.8401442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09615385">
            <text:p>0.009615385</text:p>
          </table:table-cell>
          <table:table-cell office:value-type="float" office:value="0.83052886">
            <text:p>0.83052886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8401442">
            <text:p>0.8401442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0465115">
            <text:p>0.60465115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008097166">
            <text:p>0.008097166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058139535">
            <text:p>0.0058139535</text:p>
          </table:table-cell>
          <table:table-cell office:value-type="float" office:value="0.5988372">
            <text:p>0.5988372</text:p>
          </table:table-cell>
          <table:table-cell/>
          <table:table-cell office:value-type="float" office:value="1">
            <text:p>1</text:p>
          </table:table-cell>
          <table:table-cell office:value-type="float" office:value="0.008097166">
            <text:p>0.008097166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1627907">
            <text:p>0.011627907</text:p>
          </table:table-cell>
          <table:table-cell office:value-type="float" office:value="0.59302324">
            <text:p>0.59302324</text:p>
          </table:table-cell>
          <table:table-cell/>
          <table:table-cell office:value-type="float" office:value="1">
            <text:p>1</text:p>
          </table:table-cell>
          <table:table-cell office:value-type="float" office:value="0.008097166">
            <text:p>0.008097166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60465115">
            <text:p>0.6046511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0.004048583">
            <text:p>0.004048583</text:p>
          </table:table-cell>
          <table:table-cell/>
          <table:table-cell office:value-type="float" office:value="1">
            <text:p>1</text:p>
          </table:table-cell>
          <table:table-cell office:value-type="float" office:value="0.60465115">
            <text:p>0.60465115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008097166">
            <text:p>0.00809716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9592326">
            <text:p>0.009592326</text:p>
          </table:table-cell>
          <table:table-cell office:value-type="float" office:value="0.7793765">
            <text:p>0.7793765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0.010256411">
            <text:p>0.010256411</text:p>
          </table:table-cell>
          <table:table-cell/>
          <table:table-cell office:value-type="float" office:value="1">
            <text:p>1</text:p>
          </table:table-cell>
          <table:table-cell office:value-type="float" office:value="0.7889688">
            <text:p>0.7889688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020512821">
            <text:p>0.02051282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7889688">
            <text:p>0.7889688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.010256411">
            <text:p>0.010256411</text:p>
          </table:table-cell>
          <table:table-cell/>
          <table:table-cell office:value-type="float" office:value="0">
            <text:p>0</text:p>
          </table:table-cell>
          <table:table-cell office:value-type="float" office:value="0.0119904075">
            <text:p>0.0119904075</text:p>
          </table:table-cell>
          <table:table-cell office:value-type="float" office:value="0.77697843">
            <text:p>0.7769784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20512821">
            <text:p>0.020512821</text:p>
          </table:table-cell>
          <table:table-cell/>
          <table:table-cell office:value-type="float" office:value="1">
            <text:p>1</text:p>
          </table:table-cell>
          <table:table-cell office:value-type="float" office:value="0.7889688">
            <text:p>0.7889688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020512821">
            <text:p>0.0205128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913242">
            <text:p>0.00913242</text:p>
          </table:table-cell>
          <table:table-cell office:value-type="float" office:value="0.69863015">
            <text:p>0.69863015</text:p>
          </table:table-cell>
          <table:table-cell/>
          <table:table-cell office:value-type="float" office:value="1">
            <text:p>1</text:p>
          </table:table-cell>
          <table:table-cell office:value-type="float" office:value="0.0035971224">
            <text:p>0.0035971224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70776254">
            <text:p>0.70776254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035971224">
            <text:p>0.0035971224</text:p>
          </table:table-cell>
          <table:table-cell/>
          <table:table-cell office:value-type="float" office:value="1">
            <text:p>1</text:p>
          </table:table-cell>
          <table:table-cell office:value-type="float" office:value="0.70776254">
            <text:p>0.70776254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0035971224">
            <text:p>0.0035971224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07305936">
            <text:p>0.007305936</text:p>
          </table:table-cell>
          <table:table-cell office:value-type="float" office:value="0.7004566">
            <text:p>0.7004566</text:p>
          </table:table-cell>
          <table:table-cell/>
          <table:table-cell office:value-type="float" office:value="1">
            <text:p>1</text:p>
          </table:table-cell>
          <table:table-cell office:value-type="float" office:value="0.0035971224">
            <text:p>0.0035971224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70776254">
            <text:p>0.70776254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0035971224">
            <text:p>0.003597122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0.60674155">
            <text:p>0.6067415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23255814">
            <text:p>0.02325581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60674155">
            <text:p>0.60674155</text:p>
          </table:table-cell>
          <table:table-cell/>
          <table:table-cell office:value-type="float" office:value="1">
            <text:p>1</text:p>
          </table:table-cell>
          <table:table-cell office:value-type="float" office:value="0.023255814">
            <text:p>0.023255814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60674155">
            <text:p>0.60674155</text:p>
          </table:table-cell>
          <table:table-cell/>
          <table:table-cell office:value-type="float" office:value="1">
            <text:p>1</text:p>
          </table:table-cell>
          <table:table-cell office:value-type="float" office:value="0.023255814">
            <text:p>0.023255814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60674155">
            <text:p>0.60674155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23255814">
            <text:p>0.02325581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60674155">
            <text:p>0.60674155</text:p>
          </table:table-cell>
          <table:table-cell/>
          <table:table-cell office:value-type="float" office:value="1">
            <text:p>1</text:p>
          </table:table-cell>
          <table:table-cell office:value-type="float" office:value="0.023255814">
            <text:p>0.02325581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0.67763156">
            <text:p>0.67763156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065789474">
            <text:p>0.0065789474</text:p>
          </table:table-cell>
          <table:table-cell office:value-type="float" office:value="0.67105263">
            <text:p>0.67105263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67763156">
            <text:p>0.67763156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065789474">
            <text:p>0.0065789474</text:p>
          </table:table-cell>
          <table:table-cell office:value-type="float" office:value="0.67105263">
            <text:p>0.67105263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67763156">
            <text:p>0.67763156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689537">
            <text:p>0.6689537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54373925">
            <text:p>0.0154373925</text:p>
          </table:table-cell>
          <table:table-cell office:value-type="float" office:value="0.6535163">
            <text:p>0.6535163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6689537">
            <text:p>0.6689537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6689537">
            <text:p>0.6689537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6689537">
            <text:p>0.6689537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12108981">
            <text:p>0.012108981</text:p>
          </table:table-cell>
          <table:table-cell office:value-type="float" office:value="0.82542884">
            <text:p>0.82542884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8375378">
            <text:p>0.8375378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8375378">
            <text:p>0.8375378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1099899">
            <text:p>0.011099899</text:p>
          </table:table-cell>
          <table:table-cell office:value-type="float" office:value="0.82643795">
            <text:p>0.82643795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8375378">
            <text:p>0.8375378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6263048">
            <text:p>0.06263048</text:p>
          </table:table-cell>
          <table:table-cell office:value-type="float" office:value="0.5052192">
            <text:p>0.5052192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41753653">
            <text:p>0.041753653</text:p>
          </table:table-cell>
          <table:table-cell office:value-type="float" office:value="0.52609605">
            <text:p>0.52609605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6263048">
            <text:p>0.06263048</text:p>
          </table:table-cell>
          <table:table-cell office:value-type="float" office:value="0.5052192">
            <text:p>0.5052192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5678497">
            <text:p>0.5678497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5678497">
            <text:p>0.5678497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4943733">
            <text:p>0.74943733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030007502">
            <text:p>0.0030007502</text:p>
          </table:table-cell>
          <table:table-cell office:value-type="float" office:value="0.7464366">
            <text:p>0.7464366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74943733">
            <text:p>0.74943733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015003751">
            <text:p>0.0015003751</text:p>
          </table:table-cell>
          <table:table-cell office:value-type="float" office:value="0.74793696">
            <text:p>0.74793696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74943733">
            <text:p>0.74943733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877193">
            <text:p>0.00877193</text:p>
          </table:table-cell>
          <table:table-cell office:value-type="float" office:value="0.7982456">
            <text:p>0.798245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09009009">
            <text:p>0.009009009</text:p>
          </table:table-cell>
          <table:table-cell/>
          <table:table-cell office:value-type="float" office:value="1">
            <text:p>1</text:p>
          </table:table-cell>
          <table:table-cell office:value-type="float" office:value="0.80701756">
            <text:p>0.80701756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009009009">
            <text:p>0.009009009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80701756">
            <text:p>0.80701756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09009009">
            <text:p>0.009009009</text:p>
          </table:table-cell>
          <table:table-cell/>
          <table:table-cell office:value-type="float" office:value="0">
            <text:p>0</text:p>
          </table:table-cell>
          <table:table-cell office:value-type="float" office:value="0.00877193">
            <text:p>0.00877193</text:p>
          </table:table-cell>
          <table:table-cell office:value-type="float" office:value="0.7982456">
            <text:p>0.798245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09009009">
            <text:p>0.009009009</text:p>
          </table:table-cell>
          <table:table-cell/>
          <table:table-cell office:value-type="float" office:value="1">
            <text:p>1</text:p>
          </table:table-cell>
          <table:table-cell office:value-type="float" office:value="0.80701756">
            <text:p>0.80701756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009009009">
            <text:p>0.00900900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25125628">
            <text:p>0.0025125628</text:p>
          </table:table-cell>
          <table:table-cell office:value-type="float" office:value="0.74623114">
            <text:p>0.74623114</text:p>
          </table:table-cell>
          <table:table-cell/>
          <table:table-cell office:value-type="float" office:value="0">
            <text:p>0</text:p>
          </table:table-cell>
          <table:table-cell office:value-type="float" office:value="0.039215688">
            <text:p>0.039215688</text:p>
          </table:table-cell>
          <table:table-cell office:value-type="float" office:value="0.019607844">
            <text:p>0.01960784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7487437">
            <text:p>0.7487437</text:p>
          </table:table-cell>
          <table:table-cell/>
          <table:table-cell office:value-type="float" office:value="1">
            <text:p>1</text:p>
          </table:table-cell>
          <table:table-cell office:value-type="float" office:value="0.05882353">
            <text:p>0.05882353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7487437">
            <text:p>0.7487437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04901961">
            <text:p>0.04901961</text:p>
          </table:table-cell>
          <table:table-cell office:value-type="float" office:value="0.009803922">
            <text:p>0.009803922</text:p>
          </table:table-cell>
          <table:table-cell/>
          <table:table-cell office:value-type="float" office:value="0">
            <text:p>0</text:p>
          </table:table-cell>
          <table:table-cell office:value-type="float" office:value="0.0025125628">
            <text:p>0.0025125628</text:p>
          </table:table-cell>
          <table:table-cell office:value-type="float" office:value="0.74623114">
            <text:p>0.74623114</text:p>
          </table:table-cell>
          <table:table-cell/>
          <table:table-cell office:value-type="float" office:value="0">
            <text:p>0</text:p>
          </table:table-cell>
          <table:table-cell office:value-type="float" office:value="0.039215688">
            <text:p>0.039215688</text:p>
          </table:table-cell>
          <table:table-cell office:value-type="float" office:value="0.019607844">
            <text:p>0.019607844</text:p>
          </table:table-cell>
          <table:table-cell/>
          <table:table-cell office:value-type="float" office:value="0">
            <text:p>0</text:p>
          </table:table-cell>
          <table:table-cell office:value-type="float" office:value="0.0050251256">
            <text:p>0.0050251256</text:p>
          </table:table-cell>
          <table:table-cell office:value-type="float" office:value="0.74371856">
            <text:p>0.74371856</text:p>
          </table:table-cell>
          <table:table-cell/>
          <table:table-cell office:value-type="float" office:value="1">
            <text:p>1</text:p>
          </table:table-cell>
          <table:table-cell office:value-type="float" office:value="0.05882353">
            <text:p>0.0588235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9183675">
            <text:p>0.59183675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33333335">
            <text:p>0.03333333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59183675">
            <text:p>0.5918367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33333335">
            <text:p>0.03333333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59183675">
            <text:p>0.5918367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33333335">
            <text:p>0.03333333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59183675">
            <text:p>0.5918367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33333335">
            <text:p>0.033333335</text:p>
          </table:table-cell>
          <table:table-cell/>
          <table:table-cell office:value-type="float" office:value="1">
            <text:p>1</text:p>
          </table:table-cell>
          <table:table-cell office:value-type="float" office:value="0.59183675">
            <text:p>0.59183675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033333335">
            <text:p>0.03333333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0.672">
            <text:p>0.672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672">
            <text:p>0.672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672">
            <text:p>0.672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672">
            <text:p>0.672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672">
            <text:p>0.672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4576659">
            <text:p>0.004576659</text:p>
          </table:table-cell>
          <table:table-cell office:value-type="float" office:value="0.715103">
            <text:p>0.715103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022883294">
            <text:p>0.0022883294</text:p>
          </table:table-cell>
          <table:table-cell office:value-type="float" office:value="0.7173913">
            <text:p>0.7173913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71967965">
            <text:p>0.71967965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034324944">
            <text:p>0.0034324944</text:p>
          </table:table-cell>
          <table:table-cell office:value-type="float" office:value="0.71624714">
            <text:p>0.71624714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71967965">
            <text:p>0.71967965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2836586">
            <text:p>0.82836586</text:p>
          </table:table-cell>
          <table:table-cell office:value-type="float" office:value="0.0010277493">
            <text:p>0.0010277493</text:p>
          </table:table-cell>
          <table:table-cell/>
          <table:table-cell office:value-type="float" office:value="1">
            <text:p>1</text:p>
          </table:table-cell>
          <table:table-cell office:value-type="float" office:value="0.044444446">
            <text:p>0.044444446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82836586">
            <text:p>0.82836586</text:p>
          </table:table-cell>
          <table:table-cell office:value-type="float" office:value="0.0010277493">
            <text:p>0.0010277493</text:p>
          </table:table-cell>
          <table:table-cell/>
          <table:table-cell office:value-type="float" office:value="1">
            <text:p>1</text:p>
          </table:table-cell>
          <table:table-cell office:value-type="float" office:value="0.044444446">
            <text:p>0.044444446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5416238">
            <text:p>0.015416238</text:p>
          </table:table-cell>
          <table:table-cell office:value-type="float" office:value="0.81397736">
            <text:p>0.81397736</text:p>
          </table:table-cell>
          <table:table-cell/>
          <table:table-cell office:value-type="float" office:value="1">
            <text:p>1</text:p>
          </table:table-cell>
          <table:table-cell office:value-type="float" office:value="0.044444446">
            <text:p>0.044444446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82836586">
            <text:p>0.82836586</text:p>
          </table:table-cell>
          <table:table-cell office:value-type="float" office:value="0.0010277493">
            <text:p>0.0010277493</text:p>
          </table:table-cell>
          <table:table-cell/>
          <table:table-cell office:value-type="float" office:value="1">
            <text:p>1</text:p>
          </table:table-cell>
          <table:table-cell office:value-type="float" office:value="0.044444446">
            <text:p>0.044444446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8293936">
            <text:p>0.8293936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044444446">
            <text:p>0.04444444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2347265">
            <text:p>0.72347265</text:p>
          </table:table-cell>
          <table:table-cell office:value-type="float" office:value="0.0010718113">
            <text:p>0.0010718113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05359057">
            <text:p>0.005359057</text:p>
          </table:table-cell>
          <table:table-cell office:value-type="float" office:value="0.7191854">
            <text:p>0.7191854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72454447">
            <text:p>0.72454447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72347265">
            <text:p>0.72347265</text:p>
          </table:table-cell>
          <table:table-cell office:value-type="float" office:value="0.0010718113">
            <text:p>0.0010718113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72454447">
            <text:p>0.72454447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8032128">
            <text:p>0.08032128</text:p>
          </table:table-cell>
          <table:table-cell office:value-type="float" office:value="0.6626506">
            <text:p>0.6626506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44176705">
            <text:p>0.044176705</text:p>
          </table:table-cell>
          <table:table-cell office:value-type="float" office:value="0.6987952">
            <text:p>0.6987952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7429719">
            <text:p>0.7429719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7429719">
            <text:p>0.7429719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7429719">
            <text:p>0.7429719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263473">
            <text:p>0.8263473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1976048">
            <text:p>0.011976048</text:p>
          </table:table-cell>
          <table:table-cell office:value-type="float" office:value="0.8143712">
            <text:p>0.8143712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7964073">
            <text:p>0.017964073</text:p>
          </table:table-cell>
          <table:table-cell office:value-type="float" office:value="0.8083832">
            <text:p>0.8083832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7964073">
            <text:p>0.017964073</text:p>
          </table:table-cell>
          <table:table-cell office:value-type="float" office:value="0.8083832">
            <text:p>0.8083832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8263473">
            <text:p>0.8263473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82243">
            <text:p>0.682243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031152647">
            <text:p>0.0031152647</text:p>
          </table:table-cell>
          <table:table-cell office:value-type="float" office:value="0.67912775">
            <text:p>0.67912775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09345794">
            <text:p>0.009345794</text:p>
          </table:table-cell>
          <table:table-cell office:value-type="float" office:value="0.6728972">
            <text:p>0.6728972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031152647">
            <text:p>0.0031152647</text:p>
          </table:table-cell>
          <table:table-cell office:value-type="float" office:value="0.67912775">
            <text:p>0.67912775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682243">
            <text:p>0.682243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7774295">
            <text:p>0.87774295</text:p>
          </table:table-cell>
          <table:table-cell table:style-name="ce2" office:value-type="string">
            <text:p>7.8369904E-4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2" office:value-type="float" office:value="0.0068965517">
            <text:p>0.0068965517</text:p>
          </table:table-cell>
          <table:table-cell/>
          <table:table-cell office:value-type="float" office:value="0">
            <text:p>0</text:p>
          </table:table-cell>
          <table:table-cell office:value-type="float" office:value="0.007836991">
            <text:p>0.007836991</text:p>
          </table:table-cell>
          <table:table-cell office:value-type="float" office:value="0.87068963">
            <text:p>0.87068963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.0068965517">
            <text:p>0.0068965517</text:p>
          </table:table-cell>
          <table:table-cell/>
          <table:table-cell office:value-type="float" office:value="1">
            <text:p>1</text:p>
          </table:table-cell>
          <table:table-cell office:value-type="float" office:value="0.87774295">
            <text:p>0.87774295</text:p>
          </table:table-cell>
          <table:table-cell table:style-name="ce10" office:value-type="string">
            <text:p>7.8369904E-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13793103">
            <text:p>0.013793103</text:p>
          </table:table-cell>
          <table:table-cell/>
          <table:table-cell office:value-type="float" office:value="1">
            <text:p>1</text:p>
          </table:table-cell>
          <table:table-cell office:value-type="float" office:value="0.87774295">
            <text:p>0.87774295</text:p>
          </table:table-cell>
          <table:table-cell table:style-name="ce10" office:value-type="string">
            <text:p>7.8369904E-4</text:p>
          </table:table-cell>
          <table:table-cell/>
          <table:table-cell office:value-type="float" office:value="1">
            <text:p>1</text:p>
          </table:table-cell>
          <table:table-cell office:value-type="float" office:value="0.013793103">
            <text:p>0.013793103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8785266">
            <text:p>0.8785266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0.0068965517">
            <text:p>0.006896551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257999">
            <text:p>0.8257999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23869984">
            <text:p>0.023869984</text:p>
          </table:table-cell>
          <table:table-cell office:value-type="float" office:value="0.8019299">
            <text:p>0.8019299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08125952">
            <text:p>0.008125952</text:p>
          </table:table-cell>
          <table:table-cell office:value-type="float" office:value="0.8176739">
            <text:p>0.8176739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8257999">
            <text:p>0.8257999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09141697">
            <text:p>0.009141697</text:p>
          </table:table-cell>
          <table:table-cell office:value-type="float" office:value="0.8166582">
            <text:p>0.8166582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23041475">
            <text:p>0.0023041475</text:p>
          </table:table-cell>
          <table:table-cell office:value-type="float" office:value="0.7096774">
            <text:p>0.7096774</text:p>
          </table:table-cell>
          <table:table-cell/>
          <table:table-cell office:value-type="float" office:value="1">
            <text:p>1</text:p>
          </table:table-cell>
          <table:table-cell office:value-type="float" office:value="0.03846154">
            <text:p>0.03846154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7119816">
            <text:p>0.7119816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3846154">
            <text:p>0.03846154</text:p>
          </table:table-cell>
          <table:table-cell/>
          <table:table-cell office:value-type="float" office:value="1">
            <text:p>1</text:p>
          </table:table-cell>
          <table:table-cell office:value-type="float" office:value="0.7119816">
            <text:p>0.7119816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3846154">
            <text:p>0.03846154</text:p>
          </table:table-cell>
          <table:table-cell/>
          <table:table-cell office:value-type="float" office:value="1">
            <text:p>1</text:p>
          </table:table-cell>
          <table:table-cell office:value-type="float" office:value="0.7119816">
            <text:p>0.7119816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03846154">
            <text:p>0.03846154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7119816">
            <text:p>0.7119816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3846154">
            <text:p>0.03846154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564136">
            <text:p>0.6564136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039267014">
            <text:p>0.0039267014</text:p>
          </table:table-cell>
          <table:table-cell office:value-type="float" office:value="0.6524869">
            <text:p>0.6524869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6564136">
            <text:p>0.6564136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032722512">
            <text:p>0.0032722512</text:p>
          </table:table-cell>
          <table:table-cell office:value-type="float" office:value="0.6531414">
            <text:p>0.6531414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6564136">
            <text:p>0.6564136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136628">
            <text:p>0.7136628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8895349">
            <text:p>0.018895349</text:p>
          </table:table-cell>
          <table:table-cell office:value-type="float" office:value="0.6947674">
            <text:p>0.6947674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7136628">
            <text:p>0.7136628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7136628">
            <text:p>0.7136628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7136628">
            <text:p>0.7136628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4651165">
            <text:p>0.54651165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1627907">
            <text:p>0.011627907</text:p>
          </table:table-cell>
          <table:table-cell office:value-type="float" office:value="0.53488374">
            <text:p>0.53488374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54651165">
            <text:p>0.54651165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54651165">
            <text:p>0.54651165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54651165">
            <text:p>0.54651165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4025977">
            <text:p>0.74025977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74025977">
            <text:p>0.74025977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055658626">
            <text:p>0.0055658626</text:p>
          </table:table-cell>
          <table:table-cell office:value-type="float" office:value="0.7346939">
            <text:p>0.7346939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74025977">
            <text:p>0.74025977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74025977">
            <text:p>0.74025977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331194">
            <text:p>0.8331194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0.0625">
            <text:p>0.0625</text:p>
          </table:table-cell>
          <table:table-cell/>
          <table:table-cell office:value-type="float" office:value="0">
            <text:p>0</text:p>
          </table:table-cell>
          <table:table-cell office:value-type="float" office:value="0.0038510913">
            <text:p>0.0038510913</text:p>
          </table:table-cell>
          <table:table-cell office:value-type="float" office:value="0.8292683">
            <text:p>0.8292683</text:p>
          </table:table-cell>
          <table:table-cell/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0269577">
            <text:p>0.010269577</text:p>
          </table:table-cell>
          <table:table-cell office:value-type="float" office:value="0.8228498">
            <text:p>0.8228498</text:p>
          </table:table-cell>
          <table:table-cell/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077021825">
            <text:p>0.0077021825</text:p>
          </table:table-cell>
          <table:table-cell office:value-type="float" office:value="0.8254172">
            <text:p>0.8254172</text:p>
          </table:table-cell>
          <table:table-cell/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1553274">
            <text:p>0.011553274</text:p>
          </table:table-cell>
          <table:table-cell office:value-type="float" office:value="0.8215661">
            <text:p>0.8215661</text:p>
          </table:table-cell>
          <table:table-cell/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4415011">
            <text:p>0.004415011</text:p>
          </table:table-cell>
          <table:table-cell office:value-type="float" office:value="0.8222958">
            <text:p>0.8222958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267108">
            <text:p>0.8267108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5518764">
            <text:p>0.005518764</text:p>
          </table:table-cell>
          <table:table-cell office:value-type="float" office:value="0.821192">
            <text:p>0.821192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267108">
            <text:p>0.8267108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5518764">
            <text:p>0.005518764</text:p>
          </table:table-cell>
          <table:table-cell office:value-type="float" office:value="0.821192">
            <text:p>0.821192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62111802">
            <text:p>0.0062111802</text:p>
          </table:table-cell>
          <table:table-cell office:value-type="float" office:value="0.7329193">
            <text:p>0.7329193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0.73913044">
            <text:p>0.73913044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24223605">
            <text:p>0.0124223605</text:p>
          </table:table-cell>
          <table:table-cell office:value-type="float" office:value="0.72670805">
            <text:p>0.7267080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3913044">
            <text:p>0.73913044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3913044">
            <text:p>0.7391304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4334604">
            <text:p>0.74334604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57034222">
            <text:p>0.0057034222</text:p>
          </table:table-cell>
          <table:table-cell office:value-type="float" office:value="0.7376426">
            <text:p>0.7376426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4334604">
            <text:p>0.74334604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76045627">
            <text:p>0.0076045627</text:p>
          </table:table-cell>
          <table:table-cell office:value-type="float" office:value="0.73574144">
            <text:p>0.73574144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4334604">
            <text:p>0.7433460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58651026">
            <text:p>0.0058651026</text:p>
          </table:table-cell>
          <table:table-cell office:value-type="float" office:value="0.7683284">
            <text:p>0.7683284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741935">
            <text:p>0.774193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8797654">
            <text:p>0.008797654</text:p>
          </table:table-cell>
          <table:table-cell office:value-type="float" office:value="0.7653959">
            <text:p>0.7653959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29325513">
            <text:p>0.0029325513</text:p>
          </table:table-cell>
          <table:table-cell office:value-type="float" office:value="0.771261">
            <text:p>0.771261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8797654">
            <text:p>0.008797654</text:p>
          </table:table-cell>
          <table:table-cell office:value-type="float" office:value="0.7653959">
            <text:p>0.7653959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4449337">
            <text:p>0.74449337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3215859">
            <text:p>0.013215859</text:p>
          </table:table-cell>
          <table:table-cell office:value-type="float" office:value="0.7312775">
            <text:p>0.731277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4449337">
            <text:p>0.74449337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66079297">
            <text:p>0.0066079297</text:p>
          </table:table-cell>
          <table:table-cell office:value-type="float" office:value="0.7378855">
            <text:p>0.737885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4449337">
            <text:p>0.7444933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4464286">
            <text:p>0.004464286</text:p>
          </table:table-cell>
          <table:table-cell office:value-type="float" office:value="0.73660713">
            <text:p>0.73660713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11160715">
            <text:p>0.0011160715</text:p>
          </table:table-cell>
          <table:table-cell office:value-type="float" office:value="0.73995537">
            <text:p>0.73995537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11160715">
            <text:p>0.0011160715</text:p>
          </table:table-cell>
          <table:table-cell office:value-type="float" office:value="0.73995537">
            <text:p>0.73995537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0.7410714">
            <text:p>0.7410714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410714">
            <text:p>0.741071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0.7214286">
            <text:p>0.7214286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4285714">
            <text:p>0.014285714</text:p>
          </table:table-cell>
          <table:table-cell office:value-type="float" office:value="0.70714283">
            <text:p>0.7071428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214286">
            <text:p>0.7214286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214286">
            <text:p>0.7214286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21428572">
            <text:p>0.021428572</text:p>
          </table:table-cell>
          <table:table-cell office:value-type="float" office:value="0.7">
            <text:p>0.7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28391168">
            <text:p>0.028391168</text:p>
          </table:table-cell>
          <table:table-cell office:value-type="float" office:value="0.7917981">
            <text:p>0.7917981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201893">
            <text:p>0.8201893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201893">
            <text:p>0.8201893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201893">
            <text:p>0.8201893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201893">
            <text:p>0.820189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109634">
            <text:p>0.7109634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109634">
            <text:p>0.7109634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109634">
            <text:p>0.7109634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109634">
            <text:p>0.7109634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109634">
            <text:p>0.710963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9812205">
            <text:p>0.7981220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657277">
            <text:p>0.00657277</text:p>
          </table:table-cell>
          <table:table-cell office:value-type="float" office:value="0.7915493">
            <text:p>0.7915493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46948357">
            <text:p>0.0046948357</text:p>
          </table:table-cell>
          <table:table-cell office:value-type="float" office:value="0.7934272">
            <text:p>0.7934272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9812205">
            <text:p>0.7981220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9812205">
            <text:p>0.7981220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13605442">
            <text:p>0.013605442</text:p>
          </table:table-cell>
          <table:table-cell office:value-type="float" office:value="0.42857143">
            <text:p>0.42857143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6802721">
            <text:p>0.006802721</text:p>
          </table:table-cell>
          <table:table-cell office:value-type="float" office:value="0.43537414">
            <text:p>0.43537414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44217688">
            <text:p>0.44217688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3605442">
            <text:p>0.013605442</text:p>
          </table:table-cell>
          <table:table-cell office:value-type="float" office:value="0.42857143">
            <text:p>0.4285714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44217688">
            <text:p>0.4421768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4761905">
            <text:p>0.004761905</text:p>
          </table:table-cell>
          <table:table-cell office:value-type="float" office:value="0.6952381">
            <text:p>0.6952381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904762">
            <text:p>0.01904762</text:p>
          </table:table-cell>
          <table:table-cell office:value-type="float" office:value="0.68095237">
            <text:p>0.68095237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4761905">
            <text:p>0.004761905</text:p>
          </table:table-cell>
          <table:table-cell office:value-type="float" office:value="0.6952381">
            <text:p>0.6952381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23809524">
            <text:p>0.023809524</text:p>
          </table:table-cell>
          <table:table-cell office:value-type="float" office:value="0.6761905">
            <text:p>0.6761905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41666668">
            <text:p>0.041666668</text:p>
          </table:table-cell>
          <table:table-cell office:value-type="float" office:value="0.33333334">
            <text:p>0.33333334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41666668">
            <text:p>0.041666668</text:p>
          </table:table-cell>
          <table:table-cell office:value-type="float" office:value="0.33333334">
            <text:p>0.33333334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12087912">
            <text:p>0.012087912</text:p>
          </table:table-cell>
          <table:table-cell office:value-type="float" office:value="0.73846155">
            <text:p>0.7384615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4945056">
            <text:p>0.74945056</text:p>
          </table:table-cell>
          <table:table-cell office:value-type="float" office:value="0.0010989011">
            <text:p>0.0010989011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4285714">
            <text:p>0.014285714</text:p>
          </table:table-cell>
          <table:table-cell office:value-type="float" office:value="0.73626375">
            <text:p>0.7362637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5054944">
            <text:p>0.75054944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5384615">
            <text:p>0.015384615</text:p>
          </table:table-cell>
          <table:table-cell office:value-type="float" office:value="0.7351648">
            <text:p>0.7351648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279853">
            <text:p>0.8279853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472909">
            <text:p>0.01472909</text:p>
          </table:table-cell>
          <table:table-cell office:value-type="float" office:value="0.8132562">
            <text:p>0.8132562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279853">
            <text:p>0.8279853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279853">
            <text:p>0.8279853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279853">
            <text:p>0.827985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17789073">
            <text:p>0.017789073</text:p>
          </table:table-cell>
          <table:table-cell office:value-type="float" office:value="0.6937738">
            <text:p>0.6937738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115629">
            <text:p>0.7115629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20330368">
            <text:p>0.020330368</text:p>
          </table:table-cell>
          <table:table-cell office:value-type="float" office:value="0.6912325">
            <text:p>0.6912325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7789073">
            <text:p>0.017789073</text:p>
          </table:table-cell>
          <table:table-cell office:value-type="float" office:value="0.6937738">
            <text:p>0.6937738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115629">
            <text:p>0.7115629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383512">
            <text:p>0.7383512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5376344">
            <text:p>0.05376344</text:p>
          </table:table-cell>
          <table:table-cell office:value-type="float" office:value="0.68458784">
            <text:p>0.68458784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609319">
            <text:p>0.0609319</text:p>
          </table:table-cell>
          <table:table-cell office:value-type="float" office:value="0.67741936">
            <text:p>0.67741936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68100356">
            <text:p>0.068100356</text:p>
          </table:table-cell>
          <table:table-cell office:value-type="float" office:value="0.6702509">
            <text:p>0.6702509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383512">
            <text:p>0.738351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2739726">
            <text:p>0.002739726</text:p>
          </table:table-cell>
          <table:table-cell office:value-type="float" office:value="0.7890411">
            <text:p>0.7890411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890411">
            <text:p>0.7890411</text:p>
          </table:table-cell>
          <table:table-cell office:value-type="float" office:value="0.002739726">
            <text:p>0.002739726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917808">
            <text:p>0.7917808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5479452">
            <text:p>0.005479452</text:p>
          </table:table-cell>
          <table:table-cell office:value-type="float" office:value="0.7863014">
            <text:p>0.7863014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890411">
            <text:p>0.7890411</text:p>
          </table:table-cell>
          <table:table-cell office:value-type="float" office:value="0.002739726">
            <text:p>0.002739726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407767">
            <text:p>0.0407767</text:p>
          </table:table-cell>
          <table:table-cell office:value-type="float" office:value="0.8194175">
            <text:p>0.8194175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9417476">
            <text:p>0.019417476</text:p>
          </table:table-cell>
          <table:table-cell office:value-type="float" office:value="0.8407767">
            <text:p>0.8407767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6019415">
            <text:p>0.8601941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6019415">
            <text:p>0.8601941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6019415">
            <text:p>0.8601941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5194805">
            <text:p>0.005194805</text:p>
          </table:table-cell>
          <table:table-cell office:value-type="float" office:value="0.774026">
            <text:p>0.774026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7922076">
            <text:p>0.77922076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7922076">
            <text:p>0.77922076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7922076">
            <text:p>0.77922076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038961">
            <text:p>0.01038961</text:p>
          </table:table-cell>
          <table:table-cell office:value-type="float" office:value="0.7688312">
            <text:p>0.7688312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4761905">
            <text:p>0.04761905</text:p>
          </table:table-cell>
          <table:table-cell office:value-type="float" office:value="0.6394558">
            <text:p>0.6394558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68707484">
            <text:p>0.68707484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40816326">
            <text:p>0.040816326</text:p>
          </table:table-cell>
          <table:table-cell office:value-type="float" office:value="0.64625853">
            <text:p>0.64625853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4761905">
            <text:p>0.04761905</text:p>
          </table:table-cell>
          <table:table-cell office:value-type="float" office:value="0.6394558">
            <text:p>0.6394558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40816326">
            <text:p>0.040816326</text:p>
          </table:table-cell>
          <table:table-cell office:value-type="float" office:value="0.64625853">
            <text:p>0.64625853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7936508">
            <text:p>0.07936508</text:p>
          </table:table-cell>
          <table:table-cell office:value-type="float" office:value="0.74603176">
            <text:p>0.74603176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83333336">
            <text:p>0.083333336</text:p>
          </table:table-cell>
          <table:table-cell office:value-type="float" office:value="0.74206346">
            <text:p>0.74206346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2539684">
            <text:p>0.82539684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2539684">
            <text:p>0.82539684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2539684">
            <text:p>0.8253968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3250774">
            <text:p>0.03250774</text:p>
          </table:table-cell>
          <table:table-cell office:value-type="float" office:value="0.7352941">
            <text:p>0.7352941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678019">
            <text:p>0.7678019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678019">
            <text:p>0.7678019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3405573">
            <text:p>0.03405573</text:p>
          </table:table-cell>
          <table:table-cell office:value-type="float" office:value="0.7337461">
            <text:p>0.7337461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678019">
            <text:p>0.7678019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15455951">
            <text:p>0.015455951</text:p>
          </table:table-cell>
          <table:table-cell office:value-type="float" office:value="0.83539414">
            <text:p>0.83539414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236476">
            <text:p>0.01236476</text:p>
          </table:table-cell>
          <table:table-cell office:value-type="float" office:value="0.8384853">
            <text:p>0.838485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508501">
            <text:p>0.8508501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508501">
            <text:p>0.8508501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854714">
            <text:p>0.01854714</text:p>
          </table:table-cell>
          <table:table-cell office:value-type="float" office:value="0.8323029">
            <text:p>0.8323029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0763725">
            <text:p>0.7076372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1933174">
            <text:p>0.011933174</text:p>
          </table:table-cell>
          <table:table-cell office:value-type="float" office:value="0.69570404">
            <text:p>0.69570404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0763725">
            <text:p>0.7076372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0763725">
            <text:p>0.7076372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0763725">
            <text:p>0.7076372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34883723">
            <text:p>0.034883723</text:p>
          </table:table-cell>
          <table:table-cell office:value-type="float" office:value="0.5813953">
            <text:p>0.5813953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23255814">
            <text:p>0.023255814</text:p>
          </table:table-cell>
          <table:table-cell office:value-type="float" office:value="0.59302324">
            <text:p>0.59302324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61627907">
            <text:p>0.61627907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61627907">
            <text:p>0.61627907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61627907">
            <text:p>0.6162790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0.016528925">
            <text:p>0.016528925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0.016528925">
            <text:p>0.01652892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16528925">
            <text:p>0.01652892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16528925">
            <text:p>0.016528925</text:p>
          </table:table-cell>
          <table:table-cell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0.016528925">
            <text:p>0.016528925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183811">
            <text:p>0.7183811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0118044">
            <text:p>0.010118044</text:p>
          </table:table-cell>
          <table:table-cell office:value-type="float" office:value="0.70826304">
            <text:p>0.70826304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183811">
            <text:p>0.7183811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183811">
            <text:p>0.7183811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183811">
            <text:p>0.718381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0.7785548">
            <text:p>0.7785548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785548">
            <text:p>0.7785548</text:p>
          </table:table-cell>
          <table:table-cell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0.7785548">
            <text:p>0.7785548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0.7785548">
            <text:p>0.7785548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785548">
            <text:p>0.778554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65645515">
            <text:p>0.0065645515</text:p>
          </table:table-cell>
          <table:table-cell office:value-type="float" office:value="0.78993434">
            <text:p>0.78993434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94821295">
            <text:p>0.0094821295</text:p>
          </table:table-cell>
          <table:table-cell office:value-type="float" office:value="0.78701675">
            <text:p>0.7870167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964989">
            <text:p>0.7964989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94821295">
            <text:p>0.0094821295</text:p>
          </table:table-cell>
          <table:table-cell office:value-type="float" office:value="0.78701675">
            <text:p>0.7870167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964989">
            <text:p>0.7964989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22123894">
            <text:p>0.0022123894</text:p>
          </table:table-cell>
          <table:table-cell office:value-type="float" office:value="0.86283183">
            <text:p>0.86283183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0.86504424">
            <text:p>0.86504424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6504424">
            <text:p>0.86504424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22123894">
            <text:p>0.0022123894</text:p>
          </table:table-cell>
          <table:table-cell office:value-type="float" office:value="0.86283183">
            <text:p>0.8628318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6504424">
            <text:p>0.8650442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0784316">
            <text:p>0.60784316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4901961">
            <text:p>0.004901961</text:p>
          </table:table-cell>
          <table:table-cell office:value-type="float" office:value="0.60294116">
            <text:p>0.60294116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60294116">
            <text:p>0.60294116</text:p>
          </table:table-cell>
          <table:table-cell office:value-type="float" office:value="0.004901961">
            <text:p>0.004901961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60294116">
            <text:p>0.60294116</text:p>
          </table:table-cell>
          <table:table-cell office:value-type="float" office:value="0.004901961">
            <text:p>0.004901961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4705882">
            <text:p>0.014705882</text:p>
          </table:table-cell>
          <table:table-cell office:value-type="float" office:value="0.59313726">
            <text:p>0.59313726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43875687">
            <text:p>0.043875687</text:p>
          </table:table-cell>
          <table:table-cell office:value-type="float" office:value="0.606947">
            <text:p>0.606947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6489945">
            <text:p>0.6489945</text:p>
          </table:table-cell>
          <table:table-cell office:value-type="float" office:value="0.0018281536">
            <text:p>0.0018281536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4625229">
            <text:p>0.014625229</text:p>
          </table:table-cell>
          <table:table-cell office:value-type="float" office:value="0.63619745">
            <text:p>0.6361974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6489945">
            <text:p>0.6489945</text:p>
          </table:table-cell>
          <table:table-cell office:value-type="float" office:value="0.0018281536">
            <text:p>0.0018281536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29250458">
            <text:p>0.029250458</text:p>
          </table:table-cell>
          <table:table-cell office:value-type="float" office:value="0.6215722">
            <text:p>0.6215722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8928572">
            <text:p>0.008928572</text:p>
          </table:table-cell>
          <table:table-cell office:value-type="float" office:value="0.53125">
            <text:p>0.53125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8928572">
            <text:p>0.008928572</text:p>
          </table:table-cell>
          <table:table-cell office:value-type="float" office:value="0.53125">
            <text:p>0.53125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3392857">
            <text:p>0.013392857</text:p>
          </table:table-cell>
          <table:table-cell office:value-type="float" office:value="0.52678573">
            <text:p>0.5267857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5401786">
            <text:p>0.5401786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5401786">
            <text:p>0.540178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2840234">
            <text:p>0.82840234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295858">
            <text:p>0.00295858</text:p>
          </table:table-cell>
          <table:table-cell office:value-type="float" office:value="0.8254438">
            <text:p>0.8254438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2840234">
            <text:p>0.82840234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2840234">
            <text:p>0.82840234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591716">
            <text:p>0.00591716</text:p>
          </table:table-cell>
          <table:table-cell office:value-type="float" office:value="0.8224852">
            <text:p>0.8224852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11952192">
            <text:p>0.011952192</text:p>
          </table:table-cell>
          <table:table-cell office:value-type="float" office:value="0.8645418">
            <text:p>0.8645418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23904383">
            <text:p>0.023904383</text:p>
          </table:table-cell>
          <table:table-cell office:value-type="float" office:value="0.85258967">
            <text:p>0.85258967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7649405">
            <text:p>0.8764940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7649405">
            <text:p>0.8764940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7649405">
            <text:p>0.8764940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0.6983607">
            <text:p>0.6983607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0.6983607">
            <text:p>0.6983607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6983607">
            <text:p>0.6983607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6983607">
            <text:p>0.6983607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6983607">
            <text:p>0.698360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0677965">
            <text:p>0.40677965</text:p>
          </table:table-cell>
          <table:table-cell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0.40677965">
            <text:p>0.4067796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40677965">
            <text:p>0.4067796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40677965">
            <text:p>0.40677965</text:p>
          </table:table-cell>
          <table:table-cell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0.40677965">
            <text:p>0.40677965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0441175">
            <text:p>0.7044117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882353">
            <text:p>0.00882353</text:p>
          </table:table-cell>
          <table:table-cell office:value-type="float" office:value="0.69558823">
            <text:p>0.69558823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3235294">
            <text:p>0.013235294</text:p>
          </table:table-cell>
          <table:table-cell office:value-type="float" office:value="0.6911765">
            <text:p>0.6911765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1764706">
            <text:p>0.011764706</text:p>
          </table:table-cell>
          <table:table-cell office:value-type="float" office:value="0.69264704">
            <text:p>0.69264704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6176471">
            <text:p>0.016176471</text:p>
          </table:table-cell>
          <table:table-cell office:value-type="float" office:value="0.6882353">
            <text:p>0.6882353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551724">
            <text:p>0.6551724</text:p>
          </table:table-cell>
          <table:table-cell office:value-type="float" office:value="0.004310345">
            <text:p>0.004310345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4310345">
            <text:p>0.004310345</text:p>
          </table:table-cell>
          <table:table-cell office:value-type="float" office:value="0.6551724">
            <text:p>0.6551724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6551724">
            <text:p>0.6551724</text:p>
          </table:table-cell>
          <table:table-cell office:value-type="float" office:value="0.004310345">
            <text:p>0.00431034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6594828">
            <text:p>0.6594828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6594828">
            <text:p>0.659482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9478673">
            <text:p>0.009478673</text:p>
          </table:table-cell>
          <table:table-cell office:value-type="float" office:value="0.8578199">
            <text:p>0.8578199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672986">
            <text:p>0.8672986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672986">
            <text:p>0.8672986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672986">
            <text:p>0.8672986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672986">
            <text:p>0.867298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25">
            <text:p>0.025</text:p>
          </table:table-cell>
          <table:table-cell office:value-type="float" office:value="0.6125">
            <text:p>0.612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6375">
            <text:p>0.637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6375">
            <text:p>0.637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5875">
            <text:p>0.587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6375">
            <text:p>0.637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733333">
            <text:p>0.7733333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733333">
            <text:p>0.7733333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733333">
            <text:p>0.7733333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6666667">
            <text:p>0.006666667</text:p>
          </table:table-cell>
          <table:table-cell office:value-type="float" office:value="0.76666665">
            <text:p>0.7666666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733333">
            <text:p>0.773333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20661157">
            <text:p>0.020661157</text:p>
          </table:table-cell>
          <table:table-cell office:value-type="float" office:value="0.74793386">
            <text:p>0.74793386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6859504">
            <text:p>0.76859504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24793388">
            <text:p>0.024793388</text:p>
          </table:table-cell>
          <table:table-cell office:value-type="float" office:value="0.74380165">
            <text:p>0.74380165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30991735">
            <text:p>0.030991735</text:p>
          </table:table-cell>
          <table:table-cell office:value-type="float" office:value="0.7376033">
            <text:p>0.737603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6859504">
            <text:p>0.7685950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666667">
            <text:p>0.6666667</text:p>
          </table:table-cell>
          <table:table-cell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0.6666667">
            <text:p>0.6666667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1904762">
            <text:p>0.011904762</text:p>
          </table:table-cell>
          <table:table-cell office:value-type="float" office:value="0.6547619">
            <text:p>0.6547619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1904762">
            <text:p>0.011904762</text:p>
          </table:table-cell>
          <table:table-cell office:value-type="float" office:value="0.6547619">
            <text:p>0.6547619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1904762">
            <text:p>0.011904762</text:p>
          </table:table-cell>
          <table:table-cell office:value-type="float" office:value="0.6547619">
            <text:p>0.6547619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0.8543689">
            <text:p>0.8543689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543689">
            <text:p>0.8543689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543689">
            <text:p>0.8543689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543689">
            <text:p>0.8543689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543689">
            <text:p>0.8543689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0.72307694">
            <text:p>0.72307694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2307694">
            <text:p>0.72307694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2307694">
            <text:p>0.72307694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2307694">
            <text:p>0.72307694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2307694">
            <text:p>0.7230769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2334296">
            <text:p>0.72334296</text:p>
          </table:table-cell>
          <table:table-cell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0.72334296">
            <text:p>0.72334296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2334296">
            <text:p>0.72334296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2334296">
            <text:p>0.72334296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2334296">
            <text:p>0.7233429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2688172">
            <text:p>0.002688172</text:p>
          </table:table-cell>
          <table:table-cell office:value-type="float" office:value="0.74731183">
            <text:p>0.74731183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0752688">
            <text:p>0.010752688</text:p>
          </table:table-cell>
          <table:table-cell office:value-type="float" office:value="0.7392473">
            <text:p>0.739247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792929">
            <text:p>0.6792929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5050505">
            <text:p>0.005050505</text:p>
          </table:table-cell>
          <table:table-cell office:value-type="float" office:value="0.67424244">
            <text:p>0.67424244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6792929">
            <text:p>0.6792929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2626262">
            <text:p>0.012626262</text:p>
          </table:table-cell>
          <table:table-cell office:value-type="float" office:value="0.6666667">
            <text:p>0.6666667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6792929">
            <text:p>0.6792929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567298">
            <text:p>0.7567298</text:p>
          </table:table-cell>
          <table:table-cell table:style-name="ce2" office:value-type="string">
            <text:p>9.97009E-4</text:p>
          </table:table-cell>
          <table:table-cell table:style-name="ce2"/>
          <table:table-cell table:number-columns-repeated="4"/>
          <table:table-cell office:value-type="float" office:value="0">
            <text:p>0</text:p>
          </table:table-cell>
          <table:table-cell office:value-type="float" office:value="0.01894317">
            <text:p>0.01894317</text:p>
          </table:table-cell>
          <table:table-cell office:value-type="float" office:value="0.73878366">
            <text:p>0.73878366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567298">
            <text:p>0.7567298</text:p>
          </table:table-cell>
          <table:table-cell table:style-name="ce10" office:value-type="string">
            <text:p>9.97009E-4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29910268">
            <text:p>0.029910268</text:p>
          </table:table-cell>
          <table:table-cell office:value-type="float" office:value="0.7278165">
            <text:p>0.727816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5772685">
            <text:p>0.7577268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11363637">
            <text:p>0.011363637</text:p>
          </table:table-cell>
          <table:table-cell office:value-type="float" office:value="0.7386364">
            <text:p>0.7386364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1363637">
            <text:p>0.011363637</text:p>
          </table:table-cell>
          <table:table-cell office:value-type="float" office:value="0.7386364">
            <text:p>0.7386364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1363637">
            <text:p>0.011363637</text:p>
          </table:table-cell>
          <table:table-cell office:value-type="float" office:value="0.7386364">
            <text:p>0.7386364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5120274">
            <text:p>0.65120274</text:p>
          </table:table-cell>
          <table:table-cell office:value-type="float" office:value="0.0017182131">
            <text:p>0.0017182131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25773196">
            <text:p>0.025773196</text:p>
          </table:table-cell>
          <table:table-cell office:value-type="float" office:value="0.6271478">
            <text:p>0.6271478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3745705">
            <text:p>0.013745705</text:p>
          </table:table-cell>
          <table:table-cell office:value-type="float" office:value="0.63917524">
            <text:p>0.63917524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65120274">
            <text:p>0.65120274</text:p>
          </table:table-cell>
          <table:table-cell office:value-type="float" office:value="0.0017182131">
            <text:p>0.0017182131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54639175">
            <text:p>0.0154639175</text:p>
          </table:table-cell>
          <table:table-cell office:value-type="float" office:value="0.6374571">
            <text:p>0.6374571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353553">
            <text:p>0.8353553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34662045">
            <text:p>0.0034662045</text:p>
          </table:table-cell>
          <table:table-cell office:value-type="float" office:value="0.8318891">
            <text:p>0.8318891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353553">
            <text:p>0.8353553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353553">
            <text:p>0.8353553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353553">
            <text:p>0.835355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12381646">
            <text:p>0.012381646</text:p>
          </table:table-cell>
          <table:table-cell office:value-type="float" office:value="0.72250545">
            <text:p>0.7225054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3343045">
            <text:p>0.73343045</text:p>
          </table:table-cell>
          <table:table-cell office:value-type="float" office:value="0.0014566643">
            <text:p>0.001456664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348871">
            <text:p>0.7348871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4566642">
            <text:p>0.014566642</text:p>
          </table:table-cell>
          <table:table-cell office:value-type="float" office:value="0.72032046">
            <text:p>0.72032046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3415875">
            <text:p>0.73415875</text:p>
          </table:table-cell>
          <table:table-cell table:style-name="ce10" office:value-type="string">
            <text:p>7.2833215E-4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611111">
            <text:p>0.8611111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611111">
            <text:p>0.8611111</text:p>
          </table:table-cell>
          <table:table-cell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0.8611111">
            <text:p>0.8611111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27777778">
            <text:p>0.027777778</text:p>
          </table:table-cell>
          <table:table-cell office:value-type="float" office:value="0.8333333">
            <text:p>0.833333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611111">
            <text:p>0.861111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655308">
            <text:p>0.00655308</text:p>
          </table:table-cell>
          <table:table-cell office:value-type="float" office:value="0.86238533">
            <text:p>0.86238533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3931848">
            <text:p>0.003931848</text:p>
          </table:table-cell>
          <table:table-cell office:value-type="float" office:value="0.86500657">
            <text:p>0.86500657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0484928">
            <text:p>0.010484928</text:p>
          </table:table-cell>
          <table:table-cell office:value-type="float" office:value="0.85845345">
            <text:p>0.85845345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91743115">
            <text:p>0.0091743115</text:p>
          </table:table-cell>
          <table:table-cell office:value-type="float" office:value="0.8597641">
            <text:p>0.8597641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689384">
            <text:p>0.868938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45454547">
            <text:p>0.045454547</text:p>
          </table:table-cell>
          <table:table-cell office:value-type="float" office:value="0.95454544">
            <text:p>0.95454544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45454547">
            <text:p>0.045454547</text:p>
          </table:table-cell>
          <table:table-cell office:value-type="float" office:value="0.95454544">
            <text:p>0.95454544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45454547">
            <text:p>0.045454547</text:p>
          </table:table-cell>
          <table:table-cell office:value-type="float" office:value="0.95454544">
            <text:p>0.95454544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6756757">
            <text:p>0.006756757</text:p>
          </table:table-cell>
          <table:table-cell office:value-type="float" office:value="0.6722973">
            <text:p>0.6722973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0.6790541">
            <text:p>0.6790541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6756757">
            <text:p>0.6756757</text:p>
          </table:table-cell>
          <table:table-cell office:value-type="float" office:value="0.0033783785">
            <text:p>0.003378378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6790541">
            <text:p>0.6790541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6756757">
            <text:p>0.6756757</text:p>
          </table:table-cell>
          <table:table-cell office:value-type="float" office:value="0.0033783785">
            <text:p>0.0033783785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4149378">
            <text:p>0.004149378</text:p>
          </table:table-cell>
          <table:table-cell office:value-type="float" office:value="0.83125865">
            <text:p>0.83125865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13831259">
            <text:p>0.0013831259</text:p>
          </table:table-cell>
          <table:table-cell office:value-type="float" office:value="0.8340249">
            <text:p>0.8340249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4149378">
            <text:p>0.004149378</text:p>
          </table:table-cell>
          <table:table-cell office:value-type="float" office:value="0.83125865">
            <text:p>0.83125865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13831259">
            <text:p>0.0013831259</text:p>
          </table:table-cell>
          <table:table-cell office:value-type="float" office:value="0.8340249">
            <text:p>0.8340249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3540803">
            <text:p>0.8354080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11049724">
            <text:p>0.011049724</text:p>
          </table:table-cell>
          <table:table-cell office:value-type="float" office:value="0.5690608">
            <text:p>0.5690608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1049724">
            <text:p>0.011049724</text:p>
          </table:table-cell>
          <table:table-cell office:value-type="float" office:value="0.5690608">
            <text:p>0.5690608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1049724">
            <text:p>0.011049724</text:p>
          </table:table-cell>
          <table:table-cell office:value-type="float" office:value="0.5690608">
            <text:p>0.5690608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5801105">
            <text:p>0.580110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5801105">
            <text:p>0.580110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063063">
            <text:p>0.8063063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45045046">
            <text:p>0.0045045046</text:p>
          </table:table-cell>
          <table:table-cell office:value-type="float" office:value="0.8018018">
            <text:p>0.8018018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063063">
            <text:p>0.8063063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063063">
            <text:p>0.8063063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063063">
            <text:p>0.806306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40816326">
            <text:p>0.040816326</text:p>
          </table:table-cell>
          <table:table-cell office:value-type="float" office:value="0.5510204">
            <text:p>0.5510204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40816326">
            <text:p>0.040816326</text:p>
          </table:table-cell>
          <table:table-cell office:value-type="float" office:value="0.5510204">
            <text:p>0.5510204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5816327">
            <text:p>0.5816327</text:p>
          </table:table-cell>
          <table:table-cell office:value-type="float" office:value="0.010204081">
            <text:p>0.010204081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5816327">
            <text:p>0.5816327</text:p>
          </table:table-cell>
          <table:table-cell office:value-type="float" office:value="0.010204081">
            <text:p>0.010204081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6122449">
            <text:p>0.06122449</text:p>
          </table:table-cell>
          <table:table-cell office:value-type="float" office:value="0.53061223">
            <text:p>0.53061223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238806">
            <text:p>0.7238806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37313432">
            <text:p>0.0037313432</text:p>
          </table:table-cell>
          <table:table-cell office:value-type="float" office:value="0.7201493">
            <text:p>0.7201493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74626864">
            <text:p>0.0074626864</text:p>
          </table:table-cell>
          <table:table-cell office:value-type="float" office:value="0.7164179">
            <text:p>0.7164179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238806">
            <text:p>0.7238806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238806">
            <text:p>0.723880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6852367">
            <text:p>0.66852367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66852367">
            <text:p>0.66852367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66852367">
            <text:p>0.66852367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6713092">
            <text:p>0.016713092</text:p>
          </table:table-cell>
          <table:table-cell office:value-type="float" office:value="0.6518106">
            <text:p>0.6518106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22284122">
            <text:p>0.022284122</text:p>
          </table:table-cell>
          <table:table-cell office:value-type="float" office:value="0.6462396">
            <text:p>0.6462396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699029">
            <text:p>0.6699029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9417476">
            <text:p>0.019417476</text:p>
          </table:table-cell>
          <table:table-cell office:value-type="float" office:value="0.65048546">
            <text:p>0.65048546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6699029">
            <text:p>0.6699029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6699029">
            <text:p>0.6699029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6699029">
            <text:p>0.6699029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0.53846157">
            <text:p>0.53846157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53846157">
            <text:p>0.53846157</text:p>
          </table:table-cell>
          <table:table-cell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0.53846157">
            <text:p>0.53846157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53846157">
            <text:p>0.53846157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53846157">
            <text:p>0.5384615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18867925">
            <text:p>0.018867925</text:p>
          </table:table-cell>
          <table:table-cell office:value-type="float" office:value="0.4716981">
            <text:p>0.4716981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49056605">
            <text:p>0.4905660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8867925">
            <text:p>0.018867925</text:p>
          </table:table-cell>
          <table:table-cell office:value-type="float" office:value="0.4716981">
            <text:p>0.4716981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8867925">
            <text:p>0.018867925</text:p>
          </table:table-cell>
          <table:table-cell office:value-type="float" office:value="0.4716981">
            <text:p>0.4716981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49056605">
            <text:p>0.4905660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0.3">
            <text:p>0.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714286">
            <text:p>0.7714286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7142857">
            <text:p>0.007142857</text:p>
          </table:table-cell>
          <table:table-cell office:value-type="float" office:value="0.76428574">
            <text:p>0.76428574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21428572">
            <text:p>0.021428572</text:p>
          </table:table-cell>
          <table:table-cell office:value-type="float" office:value="0.75">
            <text:p>0.7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714286">
            <text:p>0.7714286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4285714">
            <text:p>0.014285714</text:p>
          </table:table-cell>
          <table:table-cell office:value-type="float" office:value="0.75714284">
            <text:p>0.75714284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0.02">
            <text:p>0.02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7">
            <text:p>0.7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2">
            <text:p>0.72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0.02">
            <text:p>0.02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2">
            <text:p>0.7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24793388">
            <text:p>0.024793388</text:p>
          </table:table-cell>
          <table:table-cell office:value-type="float" office:value="0.80991733">
            <text:p>0.80991733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0.8347107">
            <text:p>0.8347107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347107">
            <text:p>0.8347107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24793388">
            <text:p>0.024793388</text:p>
          </table:table-cell>
          <table:table-cell office:value-type="float" office:value="0.80991733">
            <text:p>0.80991733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6528925">
            <text:p>0.016528925</text:p>
          </table:table-cell>
          <table:table-cell office:value-type="float" office:value="0.8181818">
            <text:p>0.8181818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2901326">
            <text:p>0.72901326</text:p>
          </table:table-cell>
          <table:table-cell office:value-type="float" office:value="0.001472754">
            <text:p>0.001472754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2901326">
            <text:p>0.72901326</text:p>
          </table:table-cell>
          <table:table-cell office:value-type="float" office:value="0.001472754">
            <text:p>0.001472754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8836525">
            <text:p>0.008836525</text:p>
          </table:table-cell>
          <table:table-cell office:value-type="float" office:value="0.72164947">
            <text:p>0.72164947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3048604">
            <text:p>0.73048604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0309278">
            <text:p>0.010309278</text:p>
          </table:table-cell>
          <table:table-cell office:value-type="float" office:value="0.72017676">
            <text:p>0.72017676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8723407">
            <text:p>0.78723407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21276595">
            <text:p>0.021276595</text:p>
          </table:table-cell>
          <table:table-cell office:value-type="float" office:value="0.7659575">
            <text:p>0.765957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8723407">
            <text:p>0.78723407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8723407">
            <text:p>0.78723407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8723407">
            <text:p>0.7872340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6466163">
            <text:p>0.86466163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6466163">
            <text:p>0.86466163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6466163">
            <text:p>0.86466163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2556391">
            <text:p>0.2556391</text:p>
          </table:table-cell>
          <table:table-cell office:value-type="float" office:value="0.60902256">
            <text:p>0.60902256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6466163">
            <text:p>0.8646616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5524862">
            <text:p>0.005524862</text:p>
          </table:table-cell>
          <table:table-cell office:value-type="float" office:value="0.7569061">
            <text:p>0.7569061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6243097">
            <text:p>0.76243097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1049724">
            <text:p>0.011049724</text:p>
          </table:table-cell>
          <table:table-cell office:value-type="float" office:value="0.7513812">
            <text:p>0.7513812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6243097">
            <text:p>0.76243097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6243097">
            <text:p>0.7624309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5838923">
            <text:p>0.75838923</text:p>
          </table:table-cell>
          <table:table-cell office:value-type="float" office:value="0.0033557047">
            <text:p>0.0033557047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67114094">
            <text:p>0.0067114094</text:p>
          </table:table-cell>
          <table:table-cell office:value-type="float" office:value="0.75503355">
            <text:p>0.7550335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5838923">
            <text:p>0.75838923</text:p>
          </table:table-cell>
          <table:table-cell office:value-type="float" office:value="0.0033557047">
            <text:p>0.0033557047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5838923">
            <text:p>0.75838923</text:p>
          </table:table-cell>
          <table:table-cell office:value-type="float" office:value="0.0033557047">
            <text:p>0.0033557047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61745">
            <text:p>0.76174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0.42056075">
            <text:p>0.4205607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42056075">
            <text:p>0.42056075</text:p>
          </table:table-cell>
          <table:table-cell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0.42056075">
            <text:p>0.42056075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0.42056075">
            <text:p>0.42056075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0.42056075">
            <text:p>0.42056075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489583">
            <text:p>0.8489583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8229166">
            <text:p>0.018229166</text:p>
          </table:table-cell>
          <table:table-cell office:value-type="float" office:value="0.8307292">
            <text:p>0.8307292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27994791">
            <text:p>0.027994791</text:p>
          </table:table-cell>
          <table:table-cell office:value-type="float" office:value="0.82096356">
            <text:p>0.82096356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22135416">
            <text:p>0.022135416</text:p>
          </table:table-cell>
          <table:table-cell office:value-type="float" office:value="0.82682294">
            <text:p>0.82682294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31901043">
            <text:p>0.031901043</text:p>
          </table:table-cell>
          <table:table-cell office:value-type="float" office:value="0.8170573">
            <text:p>0.8170573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258883">
            <text:p>0.7258883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5228426">
            <text:p>0.015228426</text:p>
          </table:table-cell>
          <table:table-cell office:value-type="float" office:value="0.7106599">
            <text:p>0.7106599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258883">
            <text:p>0.7258883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258883">
            <text:p>0.7258883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258883">
            <text:p>0.725888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10067114">
            <text:p>0.010067114</text:p>
          </table:table-cell>
          <table:table-cell office:value-type="float" office:value="0.82550335">
            <text:p>0.8255033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3557045">
            <text:p>0.8355704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9060403">
            <text:p>0.09060403</text:p>
          </table:table-cell>
          <table:table-cell office:value-type="float" office:value="0.74496645">
            <text:p>0.74496645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6375839">
            <text:p>0.06375839</text:p>
          </table:table-cell>
          <table:table-cell office:value-type="float" office:value="0.7718121">
            <text:p>0.7718121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5704698">
            <text:p>0.05704698</text:p>
          </table:table-cell>
          <table:table-cell office:value-type="float" office:value="0.7785235">
            <text:p>0.7785235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21052632">
            <text:p>0.021052632</text:p>
          </table:table-cell>
          <table:table-cell office:value-type="float" office:value="0.72105265">
            <text:p>0.72105265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2631579">
            <text:p>0.02631579</text:p>
          </table:table-cell>
          <table:table-cell office:value-type="float" office:value="0.7157895">
            <text:p>0.715789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4210525">
            <text:p>0.7421052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4210525">
            <text:p>0.7421052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2631579">
            <text:p>0.02631579</text:p>
          </table:table-cell>
          <table:table-cell office:value-type="float" office:value="0.7157895">
            <text:p>0.7157895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0.8">
            <text:p>0.8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0.8">
            <text:p>0.8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0.8">
            <text:p>0.8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9756097">
            <text:p>0.09756097</text:p>
          </table:table-cell>
          <table:table-cell office:value-type="float" office:value="0.5365854">
            <text:p>0.5365854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63414633">
            <text:p>0.63414633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44715445">
            <text:p>0.044715445</text:p>
          </table:table-cell>
          <table:table-cell office:value-type="float" office:value="0.58943087">
            <text:p>0.58943087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48780486">
            <text:p>0.048780486</text:p>
          </table:table-cell>
          <table:table-cell office:value-type="float" office:value="0.58536583">
            <text:p>0.58536583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6504065">
            <text:p>0.06504065</text:p>
          </table:table-cell>
          <table:table-cell office:value-type="float" office:value="0.5691057">
            <text:p>0.5691057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0.78571427">
            <text:p>0.78571427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0.78571427">
            <text:p>0.78571427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8571427">
            <text:p>0.78571427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8571427">
            <text:p>0.78571427</text:p>
          </table:table-cell>
          <table:table-cell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0.78571427">
            <text:p>0.78571427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9433962">
            <text:p>0.009433962</text:p>
          </table:table-cell>
          <table:table-cell office:value-type="float" office:value="0.5754717">
            <text:p>0.5754717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0.5849057">
            <text:p>0.5849057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0.5849057">
            <text:p>0.5849057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0.5849057">
            <text:p>0.5849057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5849057">
            <text:p>0.584905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32258064">
            <text:p>0.0032258064</text:p>
          </table:table-cell>
          <table:table-cell office:value-type="float" office:value="0.7677419">
            <text:p>0.7677419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709677">
            <text:p>0.7709677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709677">
            <text:p>0.7709677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25806451">
            <text:p>0.025806451</text:p>
          </table:table-cell>
          <table:table-cell office:value-type="float" office:value="0.7451613">
            <text:p>0.745161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7709677">
            <text:p>0.770967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0">
            <text:p>0</text:p>
          </table:table-cell>
          <table:table-cell table:number-columns-repeated="5"/>
          <table:table-cell table:number-columns-repeated="3" office:value-type="float" office:value="0">
            <text:p>0</text:p>
          </table:table-cell>
          <table:table-cell table:number-columns-repeated="5"/>
          <table:table-cell table:number-columns-repeated="3" office:value-type="float" office:value="0">
            <text:p>0</text:p>
          </table:table-cell>
          <table:table-cell table:number-columns-repeated="5"/>
          <table:table-cell table:number-columns-repeated="3" office:value-type="float" office:value="0">
            <text:p>0</text:p>
          </table:table-cell>
          <table:table-cell table:number-columns-repeated="5"/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0">
            <text:p>0</text:p>
          </table:table-cell>
          <table:table-cell table:number-columns-repeated="5"/>
          <table:table-cell table:number-columns-repeated="3" office:value-type="float" office:value="0">
            <text:p>0</text:p>
          </table:table-cell>
          <table:table-cell table:number-columns-repeated="5"/>
          <table:table-cell table:number-columns-repeated="3" office:value-type="float" office:value="0">
            <text:p>0</text:p>
          </table:table-cell>
          <table:table-cell table:number-columns-repeated="5"/>
          <table:table-cell table:number-columns-repeated="3" office:value-type="float" office:value="0">
            <text:p>0</text:p>
          </table:table-cell>
          <table:table-cell table:number-columns-repeated="5"/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036708473">
            <text:p>0.0036708473</text:p>
          </table:table-cell>
          <table:table-cell office:value-type="float" office:value="0.009788927">
            <text:p>0.009788927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30590394">
            <text:p>0.0030590394</text:p>
          </table:table-cell>
          <table:table-cell office:value-type="float" office:value="0.010400734">
            <text:p>0.010400734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11012542">
            <text:p>0.011012542</text:p>
          </table:table-cell>
          <table:table-cell office:value-type="float" office:value="0.0024472317">
            <text:p>0.0024472317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036708473">
            <text:p>0.0036708473</text:p>
          </table:table-cell>
          <table:table-cell office:value-type="float" office:value="0.009788927">
            <text:p>0.009788927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125420615">
            <text:p>0.0125420615</text:p>
          </table:table-cell>
          <table:table-cell table:style-name="ce10" office:value-type="string">
            <text:p>9.177118E-4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88495575">
            <text:p>0.0088495575</text:p>
          </table:table-cell>
          <table:table-cell office:value-type="float" office:value="0.0017699115">
            <text:p>0.001769911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07079646">
            <text:p>0.007079646</text:p>
          </table:table-cell>
          <table:table-cell office:value-type="float" office:value="0.003539823">
            <text:p>0.003539823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7079646">
            <text:p>0.007079646</text:p>
          </table:table-cell>
          <table:table-cell office:value-type="float" office:value="0.003539823">
            <text:p>0.003539823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7079646">
            <text:p>0.007079646</text:p>
          </table:table-cell>
          <table:table-cell office:value-type="float" office:value="0.003539823">
            <text:p>0.003539823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88495575">
            <text:p>0.0088495575</text:p>
          </table:table-cell>
          <table:table-cell office:value-type="float" office:value="0.0017699115">
            <text:p>0.0017699115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09259259">
            <text:p>0.009259259</text:p>
          </table:table-cell>
          <table:table-cell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0.009259259">
            <text:p>0.009259259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30864198">
            <text:p>0.0030864198</text:p>
          </table:table-cell>
          <table:table-cell office:value-type="float" office:value="0.0061728396">
            <text:p>0.0061728396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09259259">
            <text:p>0.009259259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061728396">
            <text:p>0.0061728396</text:p>
          </table:table-cell>
          <table:table-cell office:value-type="float" office:value="0.0030864198">
            <text:p>0.0030864198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number-columns-repeated="3" office:value-type="float" office:value="0">
            <text:p>0</text:p>
          </table:table-cell>
          <table:table-cell table:number-columns-repeated="5"/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number-columns-repeated="3" office:value-type="float" office:value="0">
            <text:p>0</text:p>
          </table:table-cell>
          <table:table-cell table:number-columns-repeated="5"/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number-columns-repeated="3" office:value-type="float" office:value="0">
            <text:p>0</text:p>
          </table:table-cell>
          <table:table-cell table:number-columns-repeated="5"/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2877698">
            <text:p>0.02877698</text:p>
          </table:table-cell>
          <table:table-cell office:value-type="float" office:value="0.023381295">
            <text:p>0.02338129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3417266">
            <text:p>0.03417266</text:p>
          </table:table-cell>
          <table:table-cell office:value-type="float" office:value="0.017985612">
            <text:p>0.017985612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43165468">
            <text:p>0.043165468</text:p>
          </table:table-cell>
          <table:table-cell office:value-type="float" office:value="0.008992806">
            <text:p>0.008992806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323741">
            <text:p>0.0323741</text:p>
          </table:table-cell>
          <table:table-cell office:value-type="float" office:value="0.019784173">
            <text:p>0.01978417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52158274">
            <text:p>0.05215827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21037867">
            <text:p>0.021037867</text:p>
          </table:table-cell>
          <table:table-cell office:value-type="float" office:value="0.004207574">
            <text:p>0.004207574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2805049">
            <text:p>0.002805049</text:p>
          </table:table-cell>
          <table:table-cell office:value-type="float" office:value="0.022440393">
            <text:p>0.02244039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18232819">
            <text:p>0.018232819</text:p>
          </table:table-cell>
          <table:table-cell office:value-type="float" office:value="0.007012623">
            <text:p>0.00701262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16830295">
            <text:p>0.016830295</text:p>
          </table:table-cell>
          <table:table-cell office:value-type="float" office:value="0.008415148">
            <text:p>0.008415148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16830295">
            <text:p>0.016830295</text:p>
          </table:table-cell>
          <table:table-cell office:value-type="float" office:value="0.008415148">
            <text:p>0.008415148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08064516">
            <text:p>0.008064516</text:p>
          </table:table-cell>
          <table:table-cell office:value-type="float" office:value="0.02016129">
            <text:p>0.02016129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28225806">
            <text:p>0.028225806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24193548">
            <text:p>0.024193548</text:p>
          </table:table-cell>
          <table:table-cell office:value-type="float" office:value="0.004032258">
            <text:p>0.004032258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12096774">
            <text:p>0.012096774</text:p>
          </table:table-cell>
          <table:table-cell office:value-type="float" office:value="0.016129032">
            <text:p>0.016129032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28225806">
            <text:p>0.02822580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0.005050505">
            <text:p>0.00505050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1010101">
            <text:p>0.01010101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1010101">
            <text:p>0.01010101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2" office:value-type="float" office:value="0.005050505">
            <text:p>0.00505050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1010101">
            <text:p>0.0101010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0.007352941">
            <text:p>0.007352941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07352941">
            <text:p>0.007352941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24509805">
            <text:p>0.0024509805</text:p>
          </table:table-cell>
          <table:table-cell office:value-type="float" office:value="0.004901961">
            <text:p>0.004901961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04901961">
            <text:p>0.004901961</text:p>
          </table:table-cell>
          <table:table-cell office:value-type="float" office:value="0.0024509805">
            <text:p>0.0024509805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4901961">
            <text:p>0.004901961</text:p>
          </table:table-cell>
          <table:table-cell office:value-type="float" office:value="0.0024509805">
            <text:p>0.0024509805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15384615">
            <text:p>0.01538461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038461538">
            <text:p>0.0038461538</text:p>
          </table:table-cell>
          <table:table-cell office:value-type="float" office:value="0.011538462">
            <text:p>0.011538462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15384615">
            <text:p>0.01538461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15384615">
            <text:p>0.01538461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15384615">
            <text:p>0.01538461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58343057">
            <text:p>0.0058343057</text:p>
          </table:table-cell>
          <table:table-cell office:value-type="float" office:value="0.026837807">
            <text:p>0.026837807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2835473">
            <text:p>0.012835473</text:p>
          </table:table-cell>
          <table:table-cell office:value-type="float" office:value="0.01983664">
            <text:p>0.01983664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24504084">
            <text:p>0.024504084</text:p>
          </table:table-cell>
          <table:table-cell office:value-type="float" office:value="0.008168028">
            <text:p>0.008168028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5169195">
            <text:p>0.015169195</text:p>
          </table:table-cell>
          <table:table-cell office:value-type="float" office:value="0.017502917">
            <text:p>0.017502917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28004667">
            <text:p>0.028004667</text:p>
          </table:table-cell>
          <table:table-cell office:value-type="float" office:value="0.0046674446">
            <text:p>0.0046674446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0.014084507">
            <text:p>0.014084507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14084507">
            <text:p>0.014084507</text:p>
          </table:table-cell>
          <table:table-cell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0.014084507">
            <text:p>0.014084507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14084507">
            <text:p>0.014084507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14084507">
            <text:p>0.01408450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0.003058104">
            <text:p>0.003058104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03058104">
            <text:p>0.003058104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2" office:value-type="float" office:value="0.001529052">
            <text:p>0.001529052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03058104">
            <text:p>0.003058104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2" office:value-type="float" office:value="0.001529052">
            <text:p>0.001529052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26666667">
            <text:p>0.026666667</text:p>
          </table:table-cell>
          <table:table-cell office:value-type="float" office:value="0.0033333334">
            <text:p>0.0033333334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33333334">
            <text:p>0.0033333334</text:p>
          </table:table-cell>
          <table:table-cell office:value-type="float" office:value="0.026666667">
            <text:p>0.026666667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0.016">
            <text:p>0.016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0.016">
            <text:p>0.016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0.016">
            <text:p>0.016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0.016">
            <text:p>0.016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38986355">
            <text:p>0.0038986355</text:p>
          </table:table-cell>
          <table:table-cell office:value-type="float" office:value="0.013645224">
            <text:p>0.013645224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09746589">
            <text:p>0.009746589</text:p>
          </table:table-cell>
          <table:table-cell office:value-type="float" office:value="0.007797271">
            <text:p>0.007797271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13645224">
            <text:p>0.013645224</text:p>
          </table:table-cell>
          <table:table-cell office:value-type="float" office:value="0.0038986355">
            <text:p>0.0038986355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38986355">
            <text:p>0.0038986355</text:p>
          </table:table-cell>
          <table:table-cell office:value-type="float" office:value="0.013645224">
            <text:p>0.013645224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1754386">
            <text:p>0.0175438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0.015384615">
            <text:p>0.01538461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15384615">
            <text:p>0.01538461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15384615">
            <text:p>0.015384615</text:p>
          </table:table-cell>
          <table:table-cell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0.015384615">
            <text:p>0.01538461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15384615">
            <text:p>0.01538461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0.008746356">
            <text:p>0.008746356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11661808">
            <text:p>0.011661808</text:p>
          </table:table-cell>
          <table:table-cell office:value-type="float" office:value="0.005830904">
            <text:p>0.005830904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11661808">
            <text:p>0.011661808</text:p>
          </table:table-cell>
          <table:table-cell office:value-type="float" office:value="0.005830904">
            <text:p>0.005830904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2" office:value-type="float" office:value="0.008746356">
            <text:p>0.008746356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17492712">
            <text:p>0.01749271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2293578">
            <text:p>0.02293578</text:p>
          </table:table-cell>
          <table:table-cell office:value-type="float" office:value="0.0045871558">
            <text:p>0.0045871558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27522936">
            <text:p>0.027522936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27522936">
            <text:p>0.027522936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2293578">
            <text:p>0.02293578</text:p>
          </table:table-cell>
          <table:table-cell office:value-type="float" office:value="0.0045871558">
            <text:p>0.0045871558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27522936">
            <text:p>0.02752293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0.004016064">
            <text:p>0.004016064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02008032">
            <text:p>0.002008032</text:p>
          </table:table-cell>
          <table:table-cell office:value-type="float" office:value="0.006024096">
            <text:p>0.006024096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06024096">
            <text:p>0.006024096</text:p>
          </table:table-cell>
          <table:table-cell office:value-type="float" office:value="0.002008032">
            <text:p>0.002008032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.004016064">
            <text:p>0.004016064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06024096">
            <text:p>0.006024096</text:p>
          </table:table-cell>
          <table:table-cell office:value-type="float" office:value="0.002008032">
            <text:p>0.002008032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10752688">
            <text:p>0.010752688</text:p>
          </table:table-cell>
          <table:table-cell office:value-type="float" office:value="0.09139785">
            <text:p>0.0913978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10215054">
            <text:p>0.10215054</text:p>
          </table:table-cell>
          <table:table-cell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0.10215054">
            <text:p>0.10215054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0752688">
            <text:p>0.010752688</text:p>
          </table:table-cell>
          <table:table-cell office:value-type="float" office:value="0.09139785">
            <text:p>0.0913978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10215054">
            <text:p>0.1021505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0.071428575">
            <text:p>0.071428575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0.071428575">
            <text:p>0.07142857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71428575">
            <text:p>0.071428575</text:p>
          </table:table-cell>
          <table:table-cell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0.071428575">
            <text:p>0.07142857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71428575">
            <text:p>0.07142857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20869566">
            <text:p>0.020869566</text:p>
          </table:table-cell>
          <table:table-cell office:value-type="float" office:value="0.010434783">
            <text:p>0.010434783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06956522">
            <text:p>0.006956522</text:p>
          </table:table-cell>
          <table:table-cell office:value-type="float" office:value="0.024347827">
            <text:p>0.024347827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2" office:value-type="float" office:value="0.015652174">
            <text:p>0.015652174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26086956">
            <text:p>0.026086956</text:p>
          </table:table-cell>
          <table:table-cell office:value-type="float" office:value="0.0052173915">
            <text:p>0.005217391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22608696">
            <text:p>0.022608696</text:p>
          </table:table-cell>
          <table:table-cell office:value-type="float" office:value="0.008695652">
            <text:p>0.008695652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0">
            <text:p>0</text:p>
          </table:table-cell>
          <table:table-cell table:number-columns-repeated="5"/>
          <table:table-cell table:number-columns-repeated="3" office:value-type="float" office:value="0">
            <text:p>0</text:p>
          </table:table-cell>
          <table:table-cell table:number-columns-repeated="5"/>
          <table:table-cell table:number-columns-repeated="3" office:value-type="float" office:value="0">
            <text:p>0</text:p>
          </table:table-cell>
          <table:table-cell table:number-columns-repeated="5"/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09433962">
            <text:p>0.009433962</text:p>
          </table:table-cell>
          <table:table-cell office:value-type="float" office:value="0.018867925">
            <text:p>0.01886792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18867925">
            <text:p>0.018867925</text:p>
          </table:table-cell>
          <table:table-cell office:value-type="float" office:value="0.009433962">
            <text:p>0.009433962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18867925">
            <text:p>0.018867925</text:p>
          </table:table-cell>
          <table:table-cell office:value-type="float" office:value="0.009433962">
            <text:p>0.009433962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8867925">
            <text:p>0.018867925</text:p>
          </table:table-cell>
          <table:table-cell office:value-type="float" office:value="0.009433962">
            <text:p>0.009433962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18867925">
            <text:p>0.018867925</text:p>
          </table:table-cell>
          <table:table-cell office:value-type="float" office:value="0.009433962">
            <text:p>0.009433962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1604278">
            <text:p>0.01604278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0695187">
            <text:p>0.010695187</text:p>
          </table:table-cell>
          <table:table-cell office:value-type="float" office:value="0.0053475937">
            <text:p>0.0053475937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1604278">
            <text:p>0.01604278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10695187">
            <text:p>0.010695187</text:p>
          </table:table-cell>
          <table:table-cell office:value-type="float" office:value="0.0053475937">
            <text:p>0.0053475937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1604278">
            <text:p>0.0160427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19690577">
            <text:p>0.019690577</text:p>
          </table:table-cell>
          <table:table-cell office:value-type="float" office:value="0.0077355835">
            <text:p>0.007735583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22503516">
            <text:p>0.022503516</text:p>
          </table:table-cell>
          <table:table-cell office:value-type="float" office:value="0.0049226442">
            <text:p>0.0049226442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11251758">
            <text:p>0.011251758</text:p>
          </table:table-cell>
          <table:table-cell office:value-type="float" office:value="0.016174402">
            <text:p>0.016174402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898734">
            <text:p>0.01898734</text:p>
          </table:table-cell>
          <table:table-cell office:value-type="float" office:value="0.008438818">
            <text:p>0.008438818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26722925">
            <text:p>0.026722925</text:p>
          </table:table-cell>
          <table:table-cell table:style-name="ce10" office:value-type="string">
            <text:p>7.0323487E-4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.02173913">
            <text:p>0.02173913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0.04347826">
            <text:p>0.04347826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4347826">
            <text:p>0.04347826</text:p>
          </table:table-cell>
          <table:table-cell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0.04347826">
            <text:p>0.04347826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4347826">
            <text:p>0.0434782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04950495">
            <text:p>0.004950495</text:p>
          </table:table-cell>
          <table:table-cell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0.004950495">
            <text:p>0.004950495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0.004950495">
            <text:p>0.00495049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04950495">
            <text:p>0.00495049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04950495">
            <text:p>0.00495049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number-columns-repeated="3" office:value-type="float" office:value="0">
            <text:p>0</text:p>
          </table:table-cell>
          <table:table-cell table:number-columns-repeated="5"/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057361377">
            <text:p>0.0057361377</text:p>
          </table:table-cell>
          <table:table-cell office:value-type="float" office:value="0.015296367">
            <text:p>0.015296367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13384321">
            <text:p>0.013384321</text:p>
          </table:table-cell>
          <table:table-cell office:value-type="float" office:value="0.0076481835">
            <text:p>0.007648183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15296367">
            <text:p>0.015296367</text:p>
          </table:table-cell>
          <table:table-cell office:value-type="float" office:value="0.0057361377">
            <text:p>0.0057361377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09560229">
            <text:p>0.009560229</text:p>
          </table:table-cell>
          <table:table-cell office:value-type="float" office:value="0.0114722755">
            <text:p>0.011472275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17208412">
            <text:p>0.017208412</text:p>
          </table:table-cell>
          <table:table-cell office:value-type="float" office:value="0.0038240917">
            <text:p>0.0038240917</text:p>
          </table:table-cell>
          <table:table-cell table:number-columns-repeated="4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0.014285714">
            <text:p>0.014285714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14285714">
            <text:p>0.014285714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14285714">
            <text:p>0.014285714</text:p>
          </table:table-cell>
          <table:table-cell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0.014285714">
            <text:p>0.014285714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14285714">
            <text:p>0.01428571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04651163">
            <text:p>0.004651163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2" office:value-type="float" office:value="0.0023255814">
            <text:p>0.0023255814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04651163">
            <text:p>0.004651163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04651163">
            <text:p>0.004651163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04651163">
            <text:p>0.00465116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15384615">
            <text:p>0.01538461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15384615">
            <text:p>0.01538461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15384615">
            <text:p>0.01538461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15384615">
            <text:p>0.015384615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015384615">
            <text:p>0.01538461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5757576">
            <text:p>0.15757576</text:p>
          </table:table-cell>
          <table:table-cell office:value-type="float" office:value="0.006060606">
            <text:p>0.006060606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0.060606062">
            <text:p>0.060606062</text:p>
          </table:table-cell>
          <table:table-cell office:value-type="float" office:value="0.1030303">
            <text:p>0.103030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15757576">
            <text:p>0.15757576</text:p>
          </table:table-cell>
          <table:table-cell office:value-type="float" office:value="0.006060606">
            <text:p>0.006060606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15757576">
            <text:p>0.15757576</text:p>
          </table:table-cell>
          <table:table-cell office:value-type="float" office:value="0.006060606">
            <text:p>0.006060606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.16363636">
            <text:p>0.1636363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 table:number-rows-repeated="1048379">
          <table:table-cell table:number-columns-repeated="39"/>
        </table:table-row>
        <table:table-row table:style-name="ro2">
          <table:table-cell table:number-columns-repeated="39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u </meta:initial-creator>
    <meta:creation-date>2014-04-14T23:23:34</meta:creation-date>
    <dc:date>2014-04-14T23:54:34</dc:date>
    <dc:creator>charu </dc:creator>
    <meta:editing-duration>PT19M19S</meta:editing-duration>
    <meta:editing-cycles>10</meta:editing-cycles>
    <meta:generator>LibreOffice/3.5$Linux_X86_64 LibreOffice_project/350m1$Build-2</meta:generator>
    <meta:document-statistic meta:table-count="3" meta:cell-count="3710" meta:object-count="0"/>
  </office:meta>
</office:document-meta>
</file>